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0400000001E861FAB3411EB6B0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2" style:family="paragraph" style:parent-style-name="Standard">
      <style:text-properties fo:language="ru" fo:country="RU" officeooo:rsid="1327ae62" officeooo:paragraph-rsid="16da3a64"/>
    </style:style>
    <style:style style:name="P3"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4"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0019f43d" officeooo:paragraph-rsid="190e9063"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190fdc73"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19507971"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19549fc9"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198141d8"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19856a7b"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1987564a"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198d0a1d"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198d8663"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198fd146"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1998250e"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1999e832"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199ffab2"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19cd6837"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19e09aed"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19e44d27"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19e4e40c"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19e8c761"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19ec800f"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19f2dce5"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19f7b0c1"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1a013591"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1a0387b0"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1a6c9744"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1a6d6eac"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1a77ae1e"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1a782a35"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1a7f4db7"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1a86c46d"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1a889dcf"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1a90d516"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1a9277ce"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1a935b18"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1abf8a47"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1ac2f833"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1b1857c8"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1b1a84b3"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1b1d0a81"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1b1e273b"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1b405eee"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1b4f9bd2"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1b1d730a"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1bc8b3b5"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1bc9e6d8"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1c0b9e34"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1c0cf8de"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1c0ebf56"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1c264d00"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1c30a7ff"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1c4c99ed"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1cca8e4c"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1ccd7045"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1cec513e"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1cf4a7da"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1cfe51fa"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1d372d01"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1d38c15a"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19176bd1" officeooo:paragraph-rsid="1937bfe4"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19398c40" officeooo:paragraph-rsid="193d64b4"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1940ef7d" officeooo:paragraph-rsid="194b7624"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1954ae1c" officeooo:paragraph-rsid="1954ae1c"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1962f22f" officeooo:paragraph-rsid="19654230"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196acea3" officeooo:paragraph-rsid="196acea3"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196b0622" officeooo:paragraph-rsid="197730c7"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197c5c93" officeooo:paragraph-rsid="197c5c93"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19865c7b" officeooo:paragraph-rsid="19865c7b"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19943349" officeooo:paragraph-rsid="19943349"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19a1cd16" officeooo:paragraph-rsid="19a1cd16"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19b0d6c3" officeooo:paragraph-rsid="19b89d49"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19bb02e6" officeooo:paragraph-rsid="19bb02e6"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19bb5055" officeooo:paragraph-rsid="19bca3f9"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19c3aa5f" officeooo:paragraph-rsid="19c3aa5f"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19c3aa5f" officeooo:paragraph-rsid="19c8d83a"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19cd6837" officeooo:paragraph-rsid="19cd6837"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19be55df" officeooo:paragraph-rsid="19bf6fe8"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18f745de" officeooo:paragraph-rsid="19ce4ede"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19cd9372" officeooo:paragraph-rsid="19cd9372"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19d1c00a" officeooo:paragraph-rsid="19d1c00a"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19d375ae" officeooo:paragraph-rsid="19d472cc"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19dcf39d" officeooo:paragraph-rsid="19dcf39d"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19df35a6" officeooo:paragraph-rsid="19df35a6"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19e09aed" officeooo:paragraph-rsid="19e09aed"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19ee721b" officeooo:paragraph-rsid="19f05845"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1a03bae6" officeooo:paragraph-rsid="1a08eb27"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1a181298" officeooo:paragraph-rsid="1a28ecfa"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1a3331cd" officeooo:paragraph-rsid="1a3331cd"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1a33f416" officeooo:paragraph-rsid="1a33f416"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1a3419b1" officeooo:paragraph-rsid="1a3419b1"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1a35b5bd" officeooo:paragraph-rsid="1a35b5bd"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1a3e42e1" officeooo:paragraph-rsid="1a3e42e1"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1a3fcb16" officeooo:paragraph-rsid="1a3fd81a"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1a457af2" officeooo:paragraph-rsid="1a457af2"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1a4bae91" officeooo:paragraph-rsid="1a4bae91"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1a56954b" officeooo:paragraph-rsid="1a56954b"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1a58ff6b" officeooo:paragraph-rsid="1a58ff6b"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1a7fb3ea" officeooo:paragraph-rsid="1a7fb3ea"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1a28ecfa" officeooo:paragraph-rsid="1a2f0883"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1a8a037a" officeooo:paragraph-rsid="1a90d516"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1a9e2789" officeooo:paragraph-rsid="1aa0c23f"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1aa3ca3e" officeooo:paragraph-rsid="1aa3ca3e"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1aa83c0b" officeooo:paragraph-rsid="1aab58bc"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1aaca129" officeooo:paragraph-rsid="1aaca129"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1ac5c6e2" officeooo:paragraph-rsid="1ad16bb7"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1ad82796" officeooo:paragraph-rsid="1adbf56b"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1adf20ab" officeooo:paragraph-rsid="1adf20ab"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1ae42527" officeooo:paragraph-rsid="1afd1b86"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1b08a27b" officeooo:paragraph-rsid="1b11f30f"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1b08a27b" officeooo:paragraph-rsid="1b405eee"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1b1531e4" officeooo:paragraph-rsid="1b1531e4"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1b1e5e4c" officeooo:paragraph-rsid="1b25c7fb"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1b2c562f" officeooo:paragraph-rsid="1b394967"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1b56ff86" officeooo:paragraph-rsid="1b56ff86"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1b612c66" officeooo:paragraph-rsid="1b64032e"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1b6c2bd7" officeooo:paragraph-rsid="1b7298ea"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1b888410" officeooo:paragraph-rsid="1b888410"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1b9c4784" officeooo:paragraph-rsid="1ba4d065"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1baca9bb" officeooo:paragraph-rsid="1bb6b179"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1bc6ef03" officeooo:paragraph-rsid="1bc6ef03"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1bcb1259" officeooo:paragraph-rsid="1bee1439"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1bf0e5a4" officeooo:paragraph-rsid="1bf45629"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1c0cf8de" officeooo:paragraph-rsid="1c0cf8de"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1c0f14fa" officeooo:paragraph-rsid="1c15c595"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1c21807b" officeooo:paragraph-rsid="1c25430d"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1c38dd71" officeooo:paragraph-rsid="1c38dd71"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1c43e1c0" officeooo:paragraph-rsid="1c43e1c0"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1c5a1bc3" officeooo:paragraph-rsid="1c6f8d4a"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1c817c80" officeooo:paragraph-rsid="1c82bdb3"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1c15c595" officeooo:paragraph-rsid="1c15c595"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1c912e58" officeooo:paragraph-rsid="1c912e58"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1ca19145" officeooo:paragraph-rsid="1ca19145"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1cb7e506" officeooo:paragraph-rsid="1cb7e506"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1ccaf1d5" officeooo:paragraph-rsid="1ccaf1d5"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1ccf233a" officeooo:paragraph-rsid="1cd1c06a"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1cd824dc" officeooo:paragraph-rsid="1cd824dc"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1cf8724c" officeooo:paragraph-rsid="1cf8724c"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1cfed4ce" officeooo:paragraph-rsid="1d0b1ec8"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1d0d074f" officeooo:paragraph-rsid="1d0d074f"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1d1901a6" officeooo:paragraph-rsid="1d1b43ca"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1d1d743c" officeooo:paragraph-rsid="1d2e009b"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1d3e9351" officeooo:paragraph-rsid="1d3e9351"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1d46973b" officeooo:paragraph-rsid="1d57647f" style:font-style-asian="normal" style:font-weight-asian="normal" style:font-style-complex="normal" style:font-weight-complex="normal"/>
    </style:style>
    <style:style style:name="P14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9b9edff" officeooo:paragraph-rsid="19b9edff" style:font-style-asian="normal" style:font-weight-asian="normal" style:font-style-complex="normal" style:font-weight-complex="normal"/>
    </style:style>
    <style:style style:name="P14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9bb02e6" officeooo:paragraph-rsid="19bb02e6" style:font-style-asian="normal" style:font-weight-asian="normal" style:font-style-complex="normal" style:font-weight-complex="normal"/>
    </style:style>
    <style:style style:name="P14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9cd6837" style:font-style-asian="normal" style:font-weight-asian="normal" style:font-style-complex="normal" style:font-weight-complex="normal"/>
    </style:style>
    <style:style style:name="P14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957e" officeooo:paragraph-rsid="1c9d957e" style:font-style-asian="normal" style:font-weight-asian="normal" style:font-style-complex="normal" style:font-weight-complex="normal"/>
    </style:style>
    <style:style style:name="P15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b57d" officeooo:paragraph-rsid="1c9db57d" style:font-style-asian="normal" style:font-weight-asian="normal" style:font-style-complex="normal" style:font-weight-complex="normal"/>
    </style:style>
    <style:style style:name="P15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e5510" officeooo:paragraph-rsid="1c9e5510"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1c8cade5" officeooo:paragraph-rsid="1c8cafb3"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1d5eef47" officeooo:paragraph-rsid="1d8c9401"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1d8e0e38" officeooo:paragraph-rsid="1d951cb5"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1d9699ea" officeooo:paragraph-rsid="1dc94ecc"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1dcc8546" officeooo:paragraph-rsid="1dcc8546"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0019f43d" officeooo:paragraph-rsid="1df255d1"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1df9f3aa" officeooo:paragraph-rsid="1df9f3aa"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1df9f3aa" officeooo:paragraph-rsid="1e04c235" style:font-style-asian="normal" style:font-weight-asian="normal" style:font-style-complex="normal" style:font-weight-complex="normal"/>
    </style:style>
    <style:style style:name="P160" style:family="paragraph" style:parent-style-name="Standard">
      <style:text-properties fo:language="ru" fo:country="RU" officeooo:rsid="0019f43d" officeooo:paragraph-rsid="05e7cc16"/>
    </style:style>
    <style:style style:name="T1" style:family="text">
      <style:text-properties officeooo:rsid="0019f43d"/>
    </style:style>
    <style:style style:name="T2" style:family="text">
      <style:text-properties officeooo:rsid="19075735"/>
    </style:style>
    <style:style style:name="T3" style:family="text">
      <style:text-properties officeooo:rsid="190fdc73"/>
    </style:style>
    <style:style style:name="T4" style:family="text">
      <style:text-properties officeooo:rsid="19190748"/>
    </style:style>
    <style:style style:name="T5" style:family="text">
      <style:text-properties officeooo:rsid="193af2e4"/>
    </style:style>
    <style:style style:name="T6" style:family="text">
      <style:text-properties officeooo:rsid="194170cd"/>
    </style:style>
    <style:style style:name="T7" style:family="text">
      <style:text-properties officeooo:rsid="194b7624"/>
    </style:style>
    <style:style style:name="T8" style:family="text">
      <style:text-properties officeooo:rsid="194eec45"/>
    </style:style>
    <style:style style:name="T9" style:family="text">
      <style:text-properties fo:font-style="italic" style:font-style-asian="italic" style:font-style-complex="italic"/>
    </style:style>
    <style:style style:name="T10" style:family="text">
      <style:text-properties fo:font-style="italic" officeooo:rsid="194eec45" style:font-style-asian="italic" style:font-style-complex="italic"/>
    </style:style>
    <style:style style:name="T11" style:family="text">
      <style:text-properties fo:font-style="italic" officeooo:rsid="1954e59f" style:font-style-asian="italic" style:font-style-complex="italic"/>
    </style:style>
    <style:style style:name="T12" style:family="text">
      <style:text-properties fo:font-style="italic" officeooo:rsid="19633827" style:font-style-asian="italic" style:font-style-complex="italic"/>
    </style:style>
    <style:style style:name="T13" style:family="text">
      <style:text-properties fo:font-style="italic" officeooo:rsid="197d604a" style:font-style-asian="italic" style:font-style-complex="italic"/>
    </style:style>
    <style:style style:name="T14" style:family="text">
      <style:text-properties fo:font-style="italic" officeooo:rsid="19803b00" style:font-style-asian="italic" style:font-style-complex="italic"/>
    </style:style>
    <style:style style:name="T15" style:family="text">
      <style:text-properties fo:font-style="italic" officeooo:rsid="198141d8" style:font-style-asian="italic" style:font-style-complex="italic"/>
    </style:style>
    <style:style style:name="T16" style:family="text">
      <style:text-properties fo:font-style="italic" officeooo:rsid="19856a7b" style:font-style-asian="italic" style:font-style-complex="italic"/>
    </style:style>
    <style:style style:name="T17" style:family="text">
      <style:text-properties fo:font-style="italic" officeooo:rsid="1987564a" style:font-style-asian="italic" style:font-style-complex="italic"/>
    </style:style>
    <style:style style:name="T18" style:family="text">
      <style:text-properties fo:font-style="italic" officeooo:rsid="1991c225" style:font-style-asian="italic" style:font-style-complex="italic"/>
    </style:style>
    <style:style style:name="T19" style:family="text">
      <style:text-properties fo:font-style="italic" officeooo:rsid="19948690" style:font-style-asian="italic" style:font-style-complex="italic"/>
    </style:style>
    <style:style style:name="T20" style:family="text">
      <style:text-properties fo:font-style="italic" officeooo:rsid="1995da27" style:font-style-asian="italic" style:font-style-complex="italic"/>
    </style:style>
    <style:style style:name="T21" style:family="text">
      <style:text-properties fo:font-style="italic" officeooo:rsid="1998250e" style:font-style-asian="italic" style:font-style-complex="italic"/>
    </style:style>
    <style:style style:name="T22" style:family="text">
      <style:text-properties fo:font-style="italic" officeooo:rsid="1999e832" style:font-style-asian="italic" style:font-style-complex="italic"/>
    </style:style>
    <style:style style:name="T23" style:family="text">
      <style:text-properties fo:font-style="italic" officeooo:rsid="19c5551f" style:font-style-asian="italic" style:font-style-complex="italic"/>
    </style:style>
    <style:style style:name="T24" style:family="text">
      <style:text-properties fo:font-style="italic" officeooo:rsid="19dd7feb" style:font-style-asian="italic" style:font-style-complex="italic"/>
    </style:style>
    <style:style style:name="T25" style:family="text">
      <style:text-properties fo:font-style="italic" officeooo:rsid="19f2dce5" style:font-style-asian="italic" style:font-style-complex="italic"/>
    </style:style>
    <style:style style:name="T26" style:family="text">
      <style:text-properties fo:font-style="italic" officeooo:rsid="1a1996e6" style:font-style-asian="italic" style:font-style-complex="italic"/>
    </style:style>
    <style:style style:name="T27" style:family="text">
      <style:text-properties fo:font-style="italic" officeooo:rsid="1a421006" style:font-style-asian="italic" style:font-style-complex="italic"/>
    </style:style>
    <style:style style:name="T28" style:family="text">
      <style:text-properties fo:font-style="italic" officeooo:rsid="1a4c8d6d" style:font-style-asian="italic" style:font-style-complex="italic"/>
    </style:style>
    <style:style style:name="T29" style:family="text">
      <style:text-properties fo:font-style="italic" officeooo:rsid="1a57d3a5" style:font-style-asian="italic" style:font-style-complex="italic"/>
    </style:style>
    <style:style style:name="T30" style:family="text">
      <style:text-properties fo:font-style="italic" officeooo:rsid="1a5a81f8" style:font-style-asian="italic" style:font-style-complex="italic"/>
    </style:style>
    <style:style style:name="T31" style:family="text">
      <style:text-properties fo:font-style="italic" officeooo:rsid="1a6f1f4c" style:font-style-asian="italic" style:font-style-complex="italic"/>
    </style:style>
    <style:style style:name="T32" style:family="text">
      <style:text-properties fo:font-style="italic" officeooo:rsid="1a7dc0ee" style:font-style-asian="italic" style:font-style-complex="italic"/>
    </style:style>
    <style:style style:name="T33" style:family="text">
      <style:text-properties fo:font-style="italic" officeooo:rsid="1a81acda" style:font-style-asian="italic" style:font-style-complex="italic"/>
    </style:style>
    <style:style style:name="T34" style:family="text">
      <style:text-properties fo:font-style="italic" officeooo:rsid="1a8417f9" style:font-style-asian="italic" style:font-style-complex="italic"/>
    </style:style>
    <style:style style:name="T35" style:family="text">
      <style:text-properties fo:font-style="italic" officeooo:rsid="1a9f7741" style:font-style-asian="italic" style:font-style-complex="italic"/>
    </style:style>
    <style:style style:name="T36" style:family="text">
      <style:text-properties fo:font-style="italic" officeooo:rsid="1aa3e978" style:font-style-asian="italic" style:font-style-complex="italic"/>
    </style:style>
    <style:style style:name="T37" style:family="text">
      <style:text-properties fo:font-style="italic" officeooo:rsid="1aab58bc" style:font-style-asian="italic" style:font-style-complex="italic"/>
    </style:style>
    <style:style style:name="T38" style:family="text">
      <style:text-properties fo:font-style="italic" officeooo:rsid="1abf8a47" style:font-style-asian="italic" style:font-style-complex="italic"/>
    </style:style>
    <style:style style:name="T39" style:family="text">
      <style:text-properties fo:font-style="italic" officeooo:rsid="1ac6a1dc" style:font-style-asian="italic" style:font-style-complex="italic"/>
    </style:style>
    <style:style style:name="T40" style:family="text">
      <style:text-properties fo:font-style="italic" officeooo:rsid="1ada0c7a" style:font-style-asian="italic" style:font-style-complex="italic"/>
    </style:style>
    <style:style style:name="T41" style:family="text">
      <style:text-properties fo:font-style="italic" officeooo:rsid="1b0a7cfa" style:font-style-asian="italic" style:font-style-complex="italic"/>
    </style:style>
    <style:style style:name="T42" style:family="text">
      <style:text-properties fo:font-style="italic" officeooo:rsid="1b1e273b" style:font-style-asian="italic" style:font-style-complex="italic"/>
    </style:style>
    <style:style style:name="T43" style:family="text">
      <style:text-properties fo:font-style="italic" officeooo:rsid="1b1f4ae8" style:font-style-asian="italic" style:font-style-complex="italic"/>
    </style:style>
    <style:style style:name="T44" style:family="text">
      <style:text-properties fo:font-style="italic" officeooo:rsid="1b2cf594" style:font-style-asian="italic" style:font-style-complex="italic"/>
    </style:style>
    <style:style style:name="T45" style:family="text">
      <style:text-properties fo:font-style="italic" officeooo:rsid="1b4f9bd2" style:font-style-asian="italic" style:font-style-complex="italic"/>
    </style:style>
    <style:style style:name="T46" style:family="text">
      <style:text-properties fo:font-style="italic" officeooo:rsid="1b6f3e35" style:font-style-asian="italic" style:font-style-complex="italic"/>
    </style:style>
    <style:style style:name="T47" style:family="text">
      <style:text-properties fo:font-style="italic" officeooo:rsid="1b9d8372" style:font-style-asian="italic" style:font-style-complex="italic"/>
    </style:style>
    <style:style style:name="T48" style:family="text">
      <style:text-properties fo:font-style="italic" officeooo:rsid="1bae44ba" style:font-style-asian="italic" style:font-style-complex="italic"/>
    </style:style>
    <style:style style:name="T49" style:family="text">
      <style:text-properties fo:font-style="italic" officeooo:rsid="1bcb4d71" style:font-style-asian="italic" style:font-style-complex="italic"/>
    </style:style>
    <style:style style:name="T50" style:family="text">
      <style:text-properties fo:font-style="italic" officeooo:rsid="1c124397" style:font-style-asian="italic" style:font-style-complex="italic"/>
    </style:style>
    <style:style style:name="T51" style:family="text">
      <style:text-properties fo:font-style="italic" officeooo:rsid="1c5c8a9d" style:font-style-asian="italic" style:font-style-complex="italic"/>
    </style:style>
    <style:style style:name="T52" style:family="text">
      <style:text-properties fo:font-style="italic" officeooo:rsid="1ccfd6a6" style:font-style-asian="italic" style:font-style-complex="italic"/>
    </style:style>
    <style:style style:name="T53" style:family="text">
      <style:text-properties fo:font-style="italic" officeooo:rsid="1ce47f6c" style:font-style-asian="italic" style:font-style-complex="italic"/>
    </style:style>
    <style:style style:name="T54" style:family="text">
      <style:text-properties fo:font-style="italic" officeooo:rsid="1d192c37" style:font-style-asian="italic" style:font-style-complex="italic"/>
    </style:style>
    <style:style style:name="T55" style:family="text">
      <style:text-properties fo:font-style="italic" officeooo:rsid="1d1f8db4" style:font-style-asian="italic" style:font-style-complex="italic"/>
    </style:style>
    <style:style style:name="T56" style:family="text">
      <style:text-properties fo:font-style="italic" officeooo:rsid="1d3fa7bd" style:font-style-asian="italic" style:font-style-complex="italic"/>
    </style:style>
    <style:style style:name="T57" style:family="text">
      <style:text-properties fo:font-style="italic" officeooo:rsid="1d4847cc" style:font-style-asian="italic" style:font-style-complex="italic"/>
    </style:style>
    <style:style style:name="T58" style:family="text">
      <style:text-properties fo:font-style="italic" officeooo:rsid="1d4c89b7" style:font-style-asian="italic" style:font-style-complex="italic"/>
    </style:style>
    <style:style style:name="T59" style:family="text">
      <style:text-properties fo:font-style="italic" officeooo:rsid="1d5f700e" style:font-style-asian="italic" style:font-style-complex="italic"/>
    </style:style>
    <style:style style:name="T60" style:family="text">
      <style:text-properties fo:font-style="italic" officeooo:rsid="1d9895a4" style:font-style-asian="italic" style:font-style-complex="italic"/>
    </style:style>
    <style:style style:name="T61" style:family="text">
      <style:text-properties fo:font-style="italic" officeooo:rsid="1dd9a91a" style:font-style-asian="italic" style:font-style-complex="italic"/>
    </style:style>
    <style:style style:name="T62" style:family="text">
      <style:text-properties fo:font-style="italic" officeooo:rsid="1de848e6" style:font-style-asian="italic" style:font-style-complex="italic"/>
    </style:style>
    <style:style style:name="T63" style:family="text">
      <style:text-properties fo:font-style="italic" officeooo:rsid="1dfaf40a" style:font-style-asian="italic" style:font-style-complex="italic"/>
    </style:style>
    <style:style style:name="T64" style:family="text">
      <style:text-properties officeooo:rsid="19507971"/>
    </style:style>
    <style:style style:name="T65" style:family="text">
      <style:text-properties officeooo:rsid="1952d0e5"/>
    </style:style>
    <style:style style:name="T66" style:family="text">
      <style:text-properties officeooo:rsid="19549fc9"/>
    </style:style>
    <style:style style:name="T67" style:family="text">
      <style:text-properties officeooo:rsid="1954e59f"/>
    </style:style>
    <style:style style:name="T68" style:family="text">
      <style:text-properties officeooo:rsid="19633827"/>
    </style:style>
    <style:style style:name="T69" style:family="text">
      <style:text-properties officeooo:rsid="196c8328"/>
    </style:style>
    <style:style style:name="T70" style:family="text">
      <style:text-properties officeooo:rsid="197d604a"/>
    </style:style>
    <style:style style:name="T71" style:family="text">
      <style:text-properties officeooo:rsid="19803b00"/>
    </style:style>
    <style:style style:name="T72" style:family="text">
      <style:text-properties officeooo:rsid="198141d8"/>
    </style:style>
    <style:style style:name="T73" style:family="text">
      <style:text-properties officeooo:rsid="1983db95"/>
    </style:style>
    <style:style style:name="T74" style:family="text">
      <style:text-properties officeooo:rsid="19856a7b"/>
    </style:style>
    <style:style style:name="T75" style:family="text">
      <style:text-properties officeooo:rsid="1987564a"/>
    </style:style>
    <style:style style:name="T76" style:family="text">
      <style:text-properties officeooo:rsid="198a524a"/>
    </style:style>
    <style:style style:name="T77" style:family="text">
      <style:text-properties officeooo:rsid="198bbc62"/>
    </style:style>
    <style:style style:name="T78" style:family="text">
      <style:text-properties officeooo:rsid="198d0a1d"/>
    </style:style>
    <style:style style:name="T79" style:family="text">
      <style:text-properties officeooo:rsid="198d8663"/>
    </style:style>
    <style:style style:name="T80" style:family="text">
      <style:text-properties officeooo:rsid="198fd146"/>
    </style:style>
    <style:style style:name="T81" style:family="text">
      <style:text-properties officeooo:rsid="19948690"/>
    </style:style>
    <style:style style:name="T82" style:family="text">
      <style:text-properties officeooo:rsid="19963606"/>
    </style:style>
    <style:style style:name="T83" style:family="text">
      <style:text-properties officeooo:rsid="1997cdca"/>
    </style:style>
    <style:style style:name="T84" style:family="text">
      <style:text-properties officeooo:rsid="1998250e"/>
    </style:style>
    <style:style style:name="T85" style:family="text">
      <style:text-properties officeooo:rsid="1999e832"/>
    </style:style>
    <style:style style:name="T86" style:family="text">
      <style:text-properties officeooo:rsid="199e7504"/>
    </style:style>
    <style:style style:name="T87" style:family="text">
      <style:text-properties officeooo:rsid="199ffab2"/>
    </style:style>
    <style:style style:name="T88" style:family="text">
      <style:text-properties officeooo:rsid="19a28d2f"/>
    </style:style>
    <style:style style:name="T89" style:family="text">
      <style:text-properties officeooo:rsid="19b16bb0"/>
    </style:style>
    <style:style style:name="T90" style:family="text">
      <style:text-properties officeooo:rsid="19bc92f4"/>
    </style:style>
    <style:style style:name="T91" style:family="text">
      <style:text-properties officeooo:rsid="19b9edff"/>
    </style:style>
    <style:style style:name="T92" style:family="text">
      <style:text-properties officeooo:rsid="19c5551f"/>
    </style:style>
    <style:style style:name="T93" style:family="text">
      <style:text-properties officeooo:rsid="19cd6837"/>
    </style:style>
    <style:style style:name="T94" style:family="text">
      <style:text-properties officeooo:rsid="19d04042"/>
    </style:style>
    <style:style style:name="T95" style:family="text">
      <style:text-properties officeooo:rsid="19d3c50c"/>
    </style:style>
    <style:style style:name="T96" style:family="text">
      <style:text-properties officeooo:rsid="19dd7feb"/>
    </style:style>
    <style:style style:name="T97" style:family="text">
      <style:text-properties officeooo:rsid="19e09aed"/>
    </style:style>
    <style:style style:name="T98" style:family="text">
      <style:text-properties officeooo:rsid="19e1cfcd"/>
    </style:style>
    <style:style style:name="T99" style:family="text">
      <style:text-properties officeooo:rsid="19e44d27"/>
    </style:style>
    <style:style style:name="T100" style:family="text">
      <style:text-properties officeooo:rsid="19e4e40c"/>
    </style:style>
    <style:style style:name="T101" style:family="text">
      <style:text-properties officeooo:rsid="19e8c761"/>
    </style:style>
    <style:style style:name="T102" style:family="text">
      <style:text-properties officeooo:rsid="19eaa6cd"/>
    </style:style>
    <style:style style:name="T103" style:family="text">
      <style:text-properties officeooo:rsid="19ec800f"/>
    </style:style>
    <style:style style:name="T104" style:family="text">
      <style:text-properties officeooo:rsid="19ee8d5a"/>
    </style:style>
    <style:style style:name="T105" style:family="text">
      <style:text-properties officeooo:rsid="19f2dce5"/>
    </style:style>
    <style:style style:name="T106" style:family="text">
      <style:text-properties officeooo:rsid="19f7b0c1"/>
    </style:style>
    <style:style style:name="T107" style:family="text">
      <style:text-properties officeooo:rsid="19f80ba0"/>
    </style:style>
    <style:style style:name="T108" style:family="text">
      <style:text-properties officeooo:rsid="1a013591"/>
    </style:style>
    <style:style style:name="T109" style:family="text">
      <style:text-properties officeooo:rsid="1a0387b0"/>
    </style:style>
    <style:style style:name="T110" style:family="text">
      <style:text-properties officeooo:rsid="1a1996e6"/>
    </style:style>
    <style:style style:name="T111" style:family="text">
      <style:text-properties officeooo:rsid="1a309250"/>
    </style:style>
    <style:style style:name="T112" style:family="text">
      <style:text-properties officeooo:rsid="1a33f416"/>
    </style:style>
    <style:style style:name="T113" style:family="text">
      <style:text-properties officeooo:rsid="1a3663f5"/>
    </style:style>
    <style:style style:name="T114" style:family="text">
      <style:text-properties officeooo:rsid="1a36849e"/>
    </style:style>
    <style:style style:name="T115" style:family="text">
      <style:text-properties officeooo:rsid="1a3e7439"/>
    </style:style>
    <style:style style:name="T116" style:family="text">
      <style:text-properties officeooo:rsid="1a3fd81a"/>
    </style:style>
    <style:style style:name="T117" style:family="text">
      <style:text-properties officeooo:rsid="1a421006"/>
    </style:style>
    <style:style style:name="T118" style:family="text">
      <style:text-properties officeooo:rsid="1a471f78"/>
    </style:style>
    <style:style style:name="T119" style:family="text">
      <style:text-properties officeooo:rsid="1a4c8d6d"/>
    </style:style>
    <style:style style:name="T120" style:family="text">
      <style:text-properties officeooo:rsid="1a57d3a5"/>
    </style:style>
    <style:style style:name="T121" style:family="text">
      <style:text-properties officeooo:rsid="1a5a81f8"/>
    </style:style>
    <style:style style:name="T122" style:family="text">
      <style:text-properties officeooo:rsid="1a670a48"/>
    </style:style>
    <style:style style:name="T123" style:family="text">
      <style:text-properties officeooo:rsid="1a6c9744"/>
    </style:style>
    <style:style style:name="T124" style:family="text">
      <style:text-properties officeooo:rsid="1a6d6eac"/>
    </style:style>
    <style:style style:name="T125" style:family="text">
      <style:text-properties officeooo:rsid="1a6f1f4c"/>
    </style:style>
    <style:style style:name="T126" style:family="text">
      <style:text-properties officeooo:rsid="1a7820f3"/>
    </style:style>
    <style:style style:name="T127" style:family="text">
      <style:text-properties officeooo:rsid="1a782a35"/>
    </style:style>
    <style:style style:name="T128" style:family="text">
      <style:text-properties officeooo:rsid="1a7b3718"/>
    </style:style>
    <style:style style:name="T129" style:family="text">
      <style:text-properties officeooo:rsid="1a7dc0ee"/>
    </style:style>
    <style:style style:name="T130" style:family="text">
      <style:text-properties officeooo:rsid="1a805cf5"/>
    </style:style>
    <style:style style:name="T131" style:family="text">
      <style:text-properties officeooo:rsid="1a81acda"/>
    </style:style>
    <style:style style:name="T132" style:family="text">
      <style:text-properties officeooo:rsid="1a838438"/>
    </style:style>
    <style:style style:name="T133" style:family="text">
      <style:text-properties officeooo:rsid="1a8417f9"/>
    </style:style>
    <style:style style:name="T134" style:family="text">
      <style:text-properties officeooo:rsid="1a86d5e3"/>
    </style:style>
    <style:style style:name="T135" style:family="text">
      <style:text-properties officeooo:rsid="1a889dcf"/>
    </style:style>
    <style:style style:name="T136" style:family="text">
      <style:text-properties officeooo:rsid="1a8b51b5"/>
    </style:style>
    <style:style style:name="T137" style:family="text">
      <style:text-properties officeooo:rsid="1a90d516"/>
    </style:style>
    <style:style style:name="T138" style:family="text">
      <style:text-properties officeooo:rsid="1a9277ce"/>
    </style:style>
    <style:style style:name="T139" style:family="text">
      <style:text-properties officeooo:rsid="1a935b18"/>
    </style:style>
    <style:style style:name="T140" style:family="text">
      <style:text-properties officeooo:rsid="1a9f7741"/>
    </style:style>
    <style:style style:name="T141" style:family="text">
      <style:text-properties officeooo:rsid="1aa3e978"/>
    </style:style>
    <style:style style:name="T142" style:family="text">
      <style:text-properties officeooo:rsid="1aaa2e38"/>
    </style:style>
    <style:style style:name="T143" style:family="text">
      <style:text-properties officeooo:rsid="1aab58bc"/>
    </style:style>
    <style:style style:name="T144" style:family="text">
      <style:text-properties officeooo:rsid="1aadba32"/>
    </style:style>
    <style:style style:name="T145" style:family="text">
      <style:text-properties officeooo:rsid="1ab70584"/>
    </style:style>
    <style:style style:name="T146" style:family="text">
      <style:text-properties officeooo:rsid="1ab7dd5f"/>
    </style:style>
    <style:style style:name="T147" style:family="text">
      <style:text-properties officeooo:rsid="1ac0271a"/>
    </style:style>
    <style:style style:name="T148" style:family="text">
      <style:text-properties officeooo:rsid="1ac6a1dc"/>
    </style:style>
    <style:style style:name="T149" style:family="text">
      <style:text-properties officeooo:rsid="1ada0c7a"/>
    </style:style>
    <style:style style:name="T150" style:family="text">
      <style:text-properties officeooo:rsid="1ae0965f"/>
    </style:style>
    <style:style style:name="T151" style:family="text">
      <style:text-properties officeooo:rsid="1ae514c6"/>
    </style:style>
    <style:style style:name="T152" style:family="text">
      <style:text-properties style:font-name="Liberation Serif1" officeooo:rsid="1ae514c6"/>
    </style:style>
    <style:style style:name="T153" style:family="text">
      <style:text-properties style:font-name="Liberation Serif1" officeooo:rsid="1af26c10"/>
    </style:style>
    <style:style style:name="T154" style:family="text">
      <style:text-properties style:font-name="Liberation Serif1" officeooo:rsid="1af3ce7e"/>
    </style:style>
    <style:style style:name="T155" style:family="text">
      <style:text-properties style:font-name="Liberation Serif1" officeooo:rsid="1af4bcc0"/>
    </style:style>
    <style:style style:name="T156" style:family="text">
      <style:text-properties style:font-name="Liberation Serif1" officeooo:rsid="1af57252"/>
    </style:style>
    <style:style style:name="T157" style:family="text">
      <style:text-properties style:font-name="Liberation Serif1" officeooo:rsid="1af68fb2"/>
    </style:style>
    <style:style style:name="T158" style:family="text">
      <style:text-properties style:font-name="Liberation Serif1" officeooo:rsid="1af713b4"/>
    </style:style>
    <style:style style:name="T159" style:family="text">
      <style:text-properties style:font-name="Liberation Serif1" officeooo:rsid="1af71da3"/>
    </style:style>
    <style:style style:name="T160" style:family="text">
      <style:text-properties style:font-name="Liberation Serif1" officeooo:rsid="1af8204a"/>
    </style:style>
    <style:style style:name="T161" style:family="text">
      <style:text-properties style:font-name="Liberation Serif1" officeooo:rsid="0019f43d"/>
    </style:style>
    <style:style style:name="T162" style:family="text">
      <style:text-properties style:font-name="Liberation Serif1" officeooo:rsid="1af960c5"/>
    </style:style>
    <style:style style:name="T163" style:family="text">
      <style:text-properties style:font-name="Liberation Serif1" officeooo:rsid="1afb4cff"/>
    </style:style>
    <style:style style:name="T164" style:family="text">
      <style:text-properties style:font-name="Liberation Serif1" officeooo:rsid="1afca0dc"/>
    </style:style>
    <style:style style:name="T165" style:family="text">
      <style:text-properties style:font-name="Liberation Serif1" officeooo:rsid="1afd1b86"/>
    </style:style>
    <style:style style:name="T166" style:family="text">
      <style:text-properties style:font-name="Liberation Serif1" officeooo:rsid="1afebe94"/>
    </style:style>
    <style:style style:name="T167" style:family="text">
      <style:text-properties style:font-name="Liberation Serif1" officeooo:rsid="1afedb79"/>
    </style:style>
    <style:style style:name="T168" style:family="text">
      <style:text-properties style:font-name="Liberation Serif1" officeooo:rsid="1aff1463"/>
    </style:style>
    <style:style style:name="T169" style:family="text">
      <style:text-properties style:font-name="Liberation Serif1" officeooo:rsid="1b0106b9"/>
    </style:style>
    <style:style style:name="T170" style:family="text">
      <style:text-properties style:font-name="Liberation Serif1" officeooo:rsid="1b016e00"/>
    </style:style>
    <style:style style:name="T171" style:family="text">
      <style:text-properties style:font-name="Liberation Serif1" officeooo:rsid="1b017059"/>
    </style:style>
    <style:style style:name="T172" style:family="text">
      <style:text-properties style:font-name="Liberation Serif1" officeooo:rsid="1b01e36e"/>
    </style:style>
    <style:style style:name="T173" style:family="text">
      <style:text-properties style:font-name="Liberation Serif1" fo:font-style="italic" officeooo:rsid="1b01e36e" style:font-style-asian="italic" style:font-style-complex="italic"/>
    </style:style>
    <style:style style:name="T174" style:family="text">
      <style:text-properties style:font-name="Liberation Serif1" officeooo:rsid="1b029c24"/>
    </style:style>
    <style:style style:name="T175" style:family="text">
      <style:text-properties style:font-name="Liberation Serif1" officeooo:rsid="1b04098f"/>
    </style:style>
    <style:style style:name="T176" style:family="text">
      <style:text-properties style:font-name="Liberation Serif1" officeooo:rsid="1b0451b9"/>
    </style:style>
    <style:style style:name="T177" style:family="text">
      <style:text-properties style:font-name="Liberation Serif1" officeooo:rsid="1b050bd2"/>
    </style:style>
    <style:style style:name="T178" style:family="text">
      <style:text-properties style:font-name="Liberation Serif1" officeooo:rsid="1b058670"/>
    </style:style>
    <style:style style:name="T179" style:family="text">
      <style:text-properties style:font-name="Liberation Serif1" officeooo:rsid="1b078348"/>
    </style:style>
    <style:style style:name="T180" style:family="text">
      <style:text-properties style:font-name="Liberation Serif1" officeooo:rsid="1bcb4d71"/>
    </style:style>
    <style:style style:name="T181" style:family="text">
      <style:text-properties style:font-name="Liberation Serif1" officeooo:rsid="1bedc647"/>
    </style:style>
    <style:style style:name="T182" style:family="text">
      <style:text-properties style:font-name="Liberation Serif1" officeooo:rsid="1327ae62"/>
    </style:style>
    <style:style style:name="T183" style:family="text">
      <style:text-properties officeooo:rsid="1b0a7cfa"/>
    </style:style>
    <style:style style:name="T184" style:family="text">
      <style:text-properties officeooo:rsid="1b15e919"/>
    </style:style>
    <style:style style:name="T185" style:family="text">
      <style:text-properties officeooo:rsid="1b1857c8"/>
    </style:style>
    <style:style style:name="T186" style:family="text">
      <style:text-properties officeooo:rsid="1b194574"/>
    </style:style>
    <style:style style:name="T187" style:family="text">
      <style:text-properties officeooo:rsid="1b1a84b3"/>
    </style:style>
    <style:style style:name="T188" style:family="text">
      <style:text-properties officeooo:rsid="1b1b1d8e"/>
    </style:style>
    <style:style style:name="T189" style:family="text">
      <style:text-properties officeooo:rsid="1b1d0a81"/>
    </style:style>
    <style:style style:name="T190" style:family="text">
      <style:text-properties officeooo:rsid="1b1f4ae8"/>
    </style:style>
    <style:style style:name="T191" style:family="text">
      <style:text-properties officeooo:rsid="1b2cf594"/>
    </style:style>
    <style:style style:name="T192" style:family="text">
      <style:text-properties officeooo:rsid="1b405eee"/>
    </style:style>
    <style:style style:name="T193" style:family="text">
      <style:text-properties officeooo:rsid="1b41c807"/>
    </style:style>
    <style:style style:name="T194" style:family="text">
      <style:text-properties officeooo:rsid="1b422fc7"/>
    </style:style>
    <style:style style:name="T195" style:family="text">
      <style:text-properties officeooo:rsid="1b4ab57e"/>
    </style:style>
    <style:style style:name="T196" style:family="text">
      <style:text-properties officeooo:rsid="1b4e1ffc"/>
    </style:style>
    <style:style style:name="T197" style:family="text">
      <style:text-properties officeooo:rsid="1b4f9bd2"/>
    </style:style>
    <style:style style:name="T198" style:family="text">
      <style:text-properties officeooo:rsid="1b5718b0"/>
    </style:style>
    <style:style style:name="T199" style:family="text">
      <style:text-properties officeooo:rsid="1b62c8f2"/>
    </style:style>
    <style:style style:name="T200" style:family="text">
      <style:text-properties officeooo:rsid="1b6d4c9d"/>
    </style:style>
    <style:style style:name="T201" style:family="text">
      <style:text-properties officeooo:rsid="1b6f3e35"/>
    </style:style>
    <style:style style:name="T202" style:family="text">
      <style:text-properties officeooo:rsid="1b899d3c"/>
    </style:style>
    <style:style style:name="T203" style:family="text">
      <style:text-properties officeooo:rsid="1b9d8372"/>
    </style:style>
    <style:style style:name="T204" style:family="text">
      <style:text-properties officeooo:rsid="1bae44ba"/>
    </style:style>
    <style:style style:name="T205" style:family="text">
      <style:text-properties officeooo:rsid="1bc7be14"/>
    </style:style>
    <style:style style:name="T206" style:family="text">
      <style:text-properties officeooo:rsid="1bc8b3b5"/>
    </style:style>
    <style:style style:name="T207" style:family="text">
      <style:text-properties officeooo:rsid="1bc9e6d8"/>
    </style:style>
    <style:style style:name="T208" style:family="text">
      <style:text-properties officeooo:rsid="1bcb4d71"/>
    </style:style>
    <style:style style:name="T209" style:family="text">
      <style:text-properties style:font-name="Liberation Serif" officeooo:rsid="1bedc647"/>
    </style:style>
    <style:style style:name="T210" style:family="text">
      <style:text-properties officeooo:rsid="1bf15d09"/>
    </style:style>
    <style:style style:name="T211" style:family="text">
      <style:text-properties officeooo:rsid="1c0b9e34"/>
    </style:style>
    <style:style style:name="T212" style:family="text">
      <style:text-properties officeooo:rsid="1c0cf8de"/>
    </style:style>
    <style:style style:name="T213" style:family="text">
      <style:text-properties officeooo:rsid="1c0ebf56"/>
    </style:style>
    <style:style style:name="T214" style:family="text">
      <style:text-properties officeooo:rsid="1c110e5e"/>
    </style:style>
    <style:style style:name="T215" style:family="text">
      <style:text-properties officeooo:rsid="1c124397"/>
    </style:style>
    <style:style style:name="T216" style:family="text">
      <style:text-properties officeooo:rsid="1c231b17"/>
    </style:style>
    <style:style style:name="T217" style:family="text">
      <style:text-properties officeooo:rsid="1c264d00"/>
    </style:style>
    <style:style style:name="T218" style:family="text">
      <style:text-properties officeooo:rsid="1c27e50b"/>
    </style:style>
    <style:style style:name="T219" style:family="text">
      <style:text-properties officeooo:rsid="1c30a7ff"/>
    </style:style>
    <style:style style:name="T220" style:family="text">
      <style:text-properties officeooo:rsid="1c3935f8"/>
    </style:style>
    <style:style style:name="T221" style:family="text">
      <style:text-properties officeooo:rsid="1c45cf17"/>
    </style:style>
    <style:style style:name="T222" style:family="text">
      <style:text-properties officeooo:rsid="1c4c99ed"/>
    </style:style>
    <style:style style:name="T223" style:family="text">
      <style:text-properties officeooo:rsid="1c5c8a9d"/>
    </style:style>
    <style:style style:name="T224" style:family="text">
      <style:text-properties officeooo:rsid="1c923415"/>
    </style:style>
    <style:style style:name="T225" style:family="text">
      <style:text-properties officeooo:rsid="1ca0e2bb"/>
    </style:style>
    <style:style style:name="T226" style:family="text">
      <style:text-properties officeooo:rsid="1ca19145"/>
    </style:style>
    <style:style style:name="T227" style:family="text">
      <style:text-properties officeooo:rsid="1ca34020"/>
    </style:style>
    <style:style style:name="T228" style:family="text">
      <style:text-properties officeooo:rsid="1cb81c32"/>
    </style:style>
    <style:style style:name="T229" style:family="text">
      <style:text-properties officeooo:rsid="1cc67cc4"/>
    </style:style>
    <style:style style:name="T230" style:family="text">
      <style:text-properties officeooo:rsid="1cc70283"/>
    </style:style>
    <style:style style:name="T231" style:family="text">
      <style:text-properties officeooo:rsid="1cca8e4c"/>
    </style:style>
    <style:style style:name="T232" style:family="text">
      <style:text-properties officeooo:rsid="1ccbb130"/>
    </style:style>
    <style:style style:name="T233" style:family="text">
      <style:text-properties officeooo:rsid="1ccd7045"/>
    </style:style>
    <style:style style:name="T234" style:family="text">
      <style:text-properties officeooo:rsid="1ccfd6a6"/>
    </style:style>
    <style:style style:name="T235" style:family="text">
      <style:text-properties officeooo:rsid="1ce55a03"/>
    </style:style>
    <style:style style:name="T236" style:family="text">
      <style:text-properties officeooo:rsid="1ce5dff0"/>
    </style:style>
    <style:style style:name="T237" style:family="text">
      <style:text-properties officeooo:rsid="1cec513e"/>
    </style:style>
    <style:style style:name="T238" style:family="text">
      <style:text-properties officeooo:rsid="1cf4a7da"/>
    </style:style>
    <style:style style:name="T239" style:family="text">
      <style:text-properties officeooo:rsid="1cf56975"/>
    </style:style>
    <style:style style:name="T240" style:family="text">
      <style:text-properties officeooo:rsid="1cf96165"/>
    </style:style>
    <style:style style:name="T241" style:family="text">
      <style:text-properties fo:font-weight="bold" officeooo:rsid="1cf96165" style:font-weight-asian="bold" style:font-weight-complex="bold"/>
    </style:style>
    <style:style style:name="T242" style:family="text">
      <style:text-properties officeooo:rsid="1cfe51fa"/>
    </style:style>
    <style:style style:name="T243" style:family="text">
      <style:text-properties officeooo:rsid="1d00bc70"/>
    </style:style>
    <style:style style:name="T244" style:family="text">
      <style:text-properties officeooo:rsid="1d01bc29"/>
    </style:style>
    <style:style style:name="T245" style:family="text">
      <style:text-properties officeooo:rsid="1d0edf6e"/>
    </style:style>
    <style:style style:name="T246" style:family="text">
      <style:text-properties officeooo:rsid="1d192c37"/>
    </style:style>
    <style:style style:name="T247" style:family="text">
      <style:text-properties officeooo:rsid="1d1f8db4"/>
    </style:style>
    <style:style style:name="T248" style:family="text">
      <style:text-properties officeooo:rsid="1d32faa9"/>
    </style:style>
    <style:style style:name="T249" style:family="text">
      <style:text-properties officeooo:rsid="1d3408a4"/>
    </style:style>
    <style:style style:name="T250" style:family="text">
      <style:text-properties officeooo:rsid="1d360307"/>
    </style:style>
    <style:style style:name="T251" style:family="text">
      <style:text-properties officeooo:rsid="1d372d01"/>
    </style:style>
    <style:style style:name="T252" style:family="text">
      <style:text-properties officeooo:rsid="1d38c15a"/>
    </style:style>
    <style:style style:name="T253" style:family="text">
      <style:text-properties officeooo:rsid="1d3fa7bd"/>
    </style:style>
    <style:style style:name="T254" style:family="text">
      <style:text-properties officeooo:rsid="1d4847cc"/>
    </style:style>
    <style:style style:name="T255" style:family="text">
      <style:text-properties officeooo:rsid="1d5f700e"/>
    </style:style>
    <style:style style:name="T256" style:family="text">
      <style:text-properties officeooo:rsid="1d8fd179"/>
    </style:style>
    <style:style style:name="T257" style:family="text">
      <style:text-properties officeooo:rsid="1d9895a4"/>
    </style:style>
    <style:style style:name="T258" style:family="text">
      <style:text-properties officeooo:rsid="1dce7a7c"/>
    </style:style>
    <style:style style:name="T259" style:family="text">
      <style:text-properties officeooo:rsid="1dd7d3b0"/>
    </style:style>
    <style:style style:name="T260" style:family="text">
      <style:text-properties officeooo:rsid="1dd9a91a"/>
    </style:style>
    <style:style style:name="T261" style:family="text">
      <style:text-properties fo:font-variant="normal" fo:text-transform="none" fo:color="#000000" style:font-name="FreeSerif" fo:font-size="12pt" officeooo:rsid="1dd9a91a" fo:background-color="#ffffff" loext:char-shading-value="0" style:font-size-asian="12pt" style:font-size-complex="12pt"/>
    </style:style>
    <style:style style:name="T262" style:family="text">
      <style:text-properties officeooo:rsid="1de0e6fa"/>
    </style:style>
    <style:style style:name="T263" style:family="text">
      <style:text-properties officeooo:rsid="1de68021"/>
    </style:style>
    <style:style style:name="T264" style:family="text">
      <style:text-properties officeooo:rsid="1de848e6"/>
    </style:style>
    <style:style style:name="T265" style:family="text">
      <style:text-properties officeooo:rsid="1de9192c"/>
    </style:style>
    <style:style style:name="T266" style:family="text">
      <style:text-properties officeooo:rsid="1df0fd3a"/>
    </style:style>
    <style:style style:name="T267" style:family="text">
      <style:text-properties officeooo:rsid="1df255d1"/>
    </style:style>
    <style:style style:name="T268" style:family="text">
      <style:text-properties officeooo:rsid="1dfaf40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ЙАААГГГГХХХХ<text:span text:style-name="T1">— Слотроп вскидывает свою ношу пальто, готов <text:s/>швырнуть и броситься наутёк, но майор лишь улыбается. «Привет, товарищ. Ты как раз вовремя для Атомного Чили от Двайна Марви! Д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span></text:p>
      <text:p text:style-name="P5">– <text:span text:style-name="T2">Совсем нет, майор,</text:span>– <text:span text:style-name="T2">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Ах</text:span>–<text:span text:style-name="T2">. Я взаимодействовал с полковником Чичериным раза два».</text:span></text:p>
      <text:p text:style-name="P6">– <text:span text:style-name="T3">Эй, слхал чёв Пенемюнде было? Куч х’сосов пришли и угнали Дер Шпрингера прям спод носа полковника. Ага. Дер Шпрингера знаш? Крутой гад, тварищ. Эт х’сос так въелся в меха не оставлят места свабод прпырнимателям как я да старина Чортов Чиклиц.</text:span></text:p>
      <text:p text:style-name="P62">Старина Чортов Чиклиц, чья мать назвала его Клейтоном, прятался за кипой норковых шапочек, целя .45 в живот Слотропа. «<text:span text:style-name="T4">Знаш, он окей, кореш»,– Марви орёт,– «Эй, там, несите нам ищ того шампанского, э!» Чиклиц почти такой же толстый как и Марви и носит очки в роговой оправе, а макушка его головы блстит как и лицо. Они стоят тут, охватив рукой плечи друга, два улыбающихся толстяка. «Иван, ты <text:s/>видишь 10000 калорий в день, вот тута»,– указывает большим пальцем на два брюха с подмигом.– «Этат Чиклиц хочит быть Королеским Младенчиком»,– и тут они оба разражаются хохотом. Чиклиц и вправду надумал как делать деньги на передислокации. Он вот-вот обтяпает со Спец Службами <text:s/>исключительный контракт на увеселения при пересечении экватора каждым кораблём для переброски войск, что меняет полушария. А сам Чиклиц будет Королевским Младенчиков на всех куда успеет, такое вписано условие. Он мечтае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Американских промышленников при Тех-Силах, просматривает Германскую инженерию, особбенно секретные вооружения. А дома он владелец фабрики игрушек в Натли, штат Нью 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она разлетается на куски, всего 82, реалистично податливый пластик, по всей комнате? или-или Проныра Сэм, игра для развития навыков, где ты должен пристрелить Нгра прежде, чем тот сиганёт через забор с арбузом, вызов рефлексам 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Сам-то прикидываю очень большое имеется будущее у этих V-вооружениях. Большую будут давать прибыль». </text:span></text:p>
      <text:p text:style-name="P63">Старая церковь пахнет пролитым вином, <text:span text:style-name="T5">Американским потом, кордитом от недавней стрельбы, но это всё сырые недавние вторжения не сумевшие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и вскоре приглашают проверить вагоны на товарной станции. </text:span></text:p>
      <text:p text:style-name="P64">Всего в списке у Чиклица 30 детей. «<text:span text:style-name="T6">Моя мечта»,– признаётся он,– «отвезти всех этих детей домой в Америку, в Голливуд. По-моему, у них есть будущее в кино. Ты слышал про Сесила Б. Де Милла, кинопродюссера? Мой свояк с ним очень близок. Думаю, что смогу научить их пению или ещё там что, заключу групповой контракт с Де Миллем. Он сможет использовать их для настоящих крутых номеров, религиозные сцены, сцены оргий.— </text:span></text:p>
      <text:p text:style-name="P7"><text:soft-page-break/>– <text:span text:style-name="T7">Ха!</text:span>–<text:span text:style-name="T7"> Вскрикивает Марви, обливаясь шампанским, пуча глаза,</text:span>– <text:span text:style-name="T8">Ты замечтался по полной, корифан! Продаёшь этоих детей Де Миллу и будь уверен </text:span><text:span text:style-name="T10">петь</text:span><text:span text:style-name="T8"> им не придётся. Он использует этих х’сосиков как </text:span><text:span text:style-name="T10">рабов на галерах</text:span><text:span text:style-name="T8">! </text:span><text:span text:style-name="T10">Йах</text:span><text:span text:style-name="T8">-ха-ха</text:span>—<text:span text:style-name="T64">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s/>! </text:span></text:p>
      <text:p text:style-name="P8">– <text:span text:style-name="T65">Галерными рабами?</text:span>– <text:span text:style-name="T65">рычит Чиклиц</text:span>– <text:span text:style-name="T66">Да ни за что, Богом клянусь. Для Де Милла меховые шпингалеты на погребу!</text:span></text:p>
      <text:p text:style-name="P65">Сразу за городской чертой, останки батареи А-4, <text:span text:style-name="T67">брошенной где была, когда войска бежали на юг не попасть в клещи Британцев и Русских. Марви с Чиклицем отправляются взлянуть и Слотроп тоже приглашён. Но сперва тот вопрос с Атомным Чили Двайна Марви, который оказывается пробой мужества. Бутылка с шампанским под рукой, но запивать из неё сочтётся признаком слабости. Когда-то Слотроп клюнул бы, но теперь ему даже и думать не надо. Пока двое Американцев, ослепнув, испуская пылающими носами <text:s text:c="2"/>невероятные объёмы соплей, переживают то, что авторитетный Путеводитель Крохобора по Зоне именует «</text:span><text:span text:style-name="T11">Götterdämmerung</text:span><text:span text:style-name="T67"> слизистой оболочки», Слотроп сидит прихлёбывая шампанское как шипучку, кивает, улыбается, изредка говорит </text:span><text:span text:style-name="T11">da, da</text:span><text:span text:style-name="T67">, чтобы казаться не тем, кто он есть.</text:span></text:p>
      <text:p text:style-name="P66">Они выезжают в указанное место на зелёном, ухмылистом штабном Форде. <text:span text:style-name="T68">Марви, как только втиснулся за руль, тут же превращается в алкоманьяка—</text:span><text:span text:style-name="T12">иииииррррр с</text:span><text:span text:style-name="T68">палил резину, что хватило бы на гандоны для целой дивизии, с нуля на 70 прежде, чем стихло эхо, старается переехать велосипедистов налево и направо, разгоняя скотину, пока Чортов Чиклиц, с бутылкой шампанского в каждом кулаке, подгоняет его—Марви ревёт «Роза Сан Антонья», его люббуму песню, Чиклиц вопит через окно наставления, типа «Не подъёбывай Малого, а то вместо Ёбаря будешь Заёбаным», что продолжается какое-то время и вызывает лишь пару-другую изумлённых Фашистских салютов от старушек и детворы на обочине.</text:span></text:p>
      <text:p text:style-name="P67">Площадка это выгорелый круг зарастающий зеленью новой травы, посреди рощицы буков и ольхи. </text:p>
      <text:p text:style-name="P68">Металл камуфляжного окраса молча стоит среди призрачной толпы запоздалых одуванчиков, <text:span text:style-name="T69">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text:s/>выпотрошенному дизайну их изначальных спецификаций, хотя всё ещё чувствуется запах бензина и смазки. Незабудки растут безудержно синим безудержно жёлтым в путанице проводов и шлангов. Ласточки свили гнездо в машине управления, а паук начал заполнять переплёты подъёмника Meillerwage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text:span></text:p>
      <text:p text:style-name="P69">Красный, белый, синий мелькают из пыли на полу машины управления <text:span text:style-name="T70">полётом. Слотроп припадает на одно колено. Мандала </text:span><text:span text:style-name="T13">Schwarzkommando</text:span><text:span text:style-name="T70">: KEZVH. Он поднимает взгляд к хитрой толстогубой улыбке Марви.</text:span></text:p>
      <text:p text:style-name="P9">– <text:span text:style-name="T71">Да канешна. Как я не понил. На тибе ж </text:span><text:span text:style-name="T14">пагонав</text:span><text:span text:style-name="T71"> нету. Яснааа… ты типа Совейская КонРазведка. Ага ж?</text:span>– <text:span text:style-name="T71">Слотроп отводит глаза.</text:span>– <text:span text:style-name="T71">Эй. Эй, кавоты хошь набуть? А?</text:span>– <text:span text:style-name="T72">Улыбка исчезает,</text:span>– <text:span text:style-name="T72">Оп-па-а-а, тебя ж не полковник Чичерин падаслал. Он ещё </text:span><text:span text:style-name="T15">тот</text:span><text:span text:style-name="T72"> Руски.</text:span></text:p>
      <text:p text:style-name="P10">– <text:span text:style-name="T73">Поверьте,</text:span>– <text:span text:style-name="T73">подъемля мандалу, крест против вампира,</text:span>– <text:span text:style-name="T74">мой единственный интерес разобраться с проблемой </text:span><text:span text:style-name="T16">этих</text:span><text:span text:style-name="T74"> чёрных дьяволов.</text:span></text:p>
      <text:p text:style-name="P70">Улыбка возвращается, толстая пятерня ложится на локоть Слотропу. «<text:span text:style-name="T75">Вы нагатовилися их покаруселить, как падайдут ищо таваришши?»</text:span></text:p>
      <text:p text:style-name="P11">– <text:span text:style-name="T75">Покаруселить? Я не совсем понимаю о чём</text:span>—</text:p>
      <text:p text:style-name="P12"><text:soft-page-break/>– <text:span text:style-name="T17">Ты</text:span><text:span text:style-name="T75"> точна знаш. Канчай. Да эти ж </text:span><text:span text:style-name="T17">чёрномазики</text:span><text:span text:style-name="T75"> стоят лагерем за городам! Эй, Иван, эт </text:span><text:span text:style-name="T17">чёрт дери</text:span><text:span text:style-name="T75"> забава будет! Я сёдни цел день начищал сваво Кольта,</text:span>– <text:span text:style-name="T76">поглаживает свой пистолет в кобуре.</text:span>– <text:span text:style-name="T77">Забацаю сибе шапачку из чёрной кожи какова-то с те х’сосов и я те ни скажу кака его запчасть будит балтаца спозади, а? Ха?</text:span>– <text:span text:style-name="T78">И это так взвеселяет Чортова Чиклица, что готов задохнуться от смеха.</text:span></text:p>
      <text:p text:style-name="P13">– <text:span text:style-name="T79">Вообще-то,</text:span>– <text:span text:style-name="T79">Слотроп изобретает по ходу того, как говорит,</text:span>– <text:span text:style-name="T79">моя миссия в разведывательной координации,</text:span>– <text:span text:style-name="T79">хрен его знает, что это значит,</text:span>– <text:span text:style-name="T79">в подобных операциях. Моя задача тут, фактически, разведать позиции врага.</text:span></text:p>
      <text:p text:style-name="P14">– <text:span text:style-name="T80">Враг, этта тошна,</text:span>– <text:span text:style-name="T80">кивает Чиклиц.</text:span>– <text:span text:style-name="T80">У них оружие и всё такое. В руках негритоса должна быть только одна вещь </text:span><text:span text:style-name="T18">веник</text:span><text:span text:style-name="T80">!</text:span></text:p>
      <text:p text:style-name="P71">Марви хмурится: «Ну ты жа не ждёшь от нас, што ща пойдём с табой туда. <text:span text:style-name="T81">Магём те разаснить как туда, таваришш, но ты </text:span><text:span text:style-name="T19">ч</text:span><text:span text:style-name="T20">о</text:span><text:span text:style-name="T19">кнутый</text:span><text:span text:style-name="T81"> идти туда <text:s/>одиночкой. Чё те не падаждать? Атака ж пойдёт в полночь, ага? Оно те нада? Жди!</text:span></text:p>
      <text:p text:style-name="P15">– <text:span text:style-name="T82">Необходимо собрать информацию заранее,</text:span>– <text:span text:style-name="T82">с лицом для игры в покер, для покера, хорошо, хорошо...</text:span>– <text:span text:style-name="T83">не вам мне говорить насколько это важно...</text:span>– <text:span text:style-name="T84">полная полспудных смыслов пауза Лугоши,</text:span>– … <text:span text:style-name="T84">для </text:span><text:span text:style-name="T21">всех</text:span><text:span text:style-name="T84"> нас.</text:span></text:p>
      <text:p text:style-name="P16">– <text:span text:style-name="T85">Так что ему говорят где базируются </text:span><text:span text:style-name="T22">Schwarzkommando</text:span><text:span text:style-name="T85"> и подвозят до города, где бизнесмены подхватывают пару охочих </text:span><text:span text:style-name="T22">Fräuleins </text:span><text:span text:style-name="T86">и укатывают в сторону заката. Слотроп стоит в их выхлопных газах, бормочет:</text:span></text:p>
      <text:p text:style-name="P17">– <text:span text:style-name="T87">В следующий раз нарвёшься уже не на бисквитный торт, ты, жопа с ручкой….</text:span></text:p>
      <text:p text:style-name="P72">Ему потребовался <text:s/>час, чтобы доьраться до лагеря пешком <text:span text:style-name="T88">через широкие луга, чй цвет становится всё глубже словно пропитываясь зелёной краской в своей дрёме…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 стального в зените… почему он тут, зачем ему это? Это тоже идея Урсулы лемминга, мешаться в личные разборки посторонних людей, когда ему надо… не важно что… эх….</text:span></text:p>
      <text:p text:style-name="P73">Да! да что сталось с Imipolex G, с тем всем Джамфом, а и <text:span text:style-name="T89">с тем S-Gerät, тут нужен твёрдый глаз непредвзятого наблюдателя, да ид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КАК—</text:span></text:p>
      <text:p text:style-name="P4"/>
      <text:p text:style-name="P146">ИСКА-АТЬ ИГОЛКУ В СТОГУ СЕ-Е-Е-НА!</text:p>
      <text:p text:style-name="P147">Ссссс<text:span text:style-name="T1">—</text:span>смотривинфракаких-то лучах полнолуния,</text:p>
      <text:p text:style-name="P147">(Что-то) ухватит тебяаааа!</text:p>
      <text:p text:style-name="P74"/>
      <text:p text:style-name="P75">Ноги ш<text:span text:style-name="T90">ушукаются</text:span> сквозь травы и растительность лугов, <text:span text:style-name="T90">напевают в точности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text:span></text:p>
      <text:p text:style-name="P79">Затем, резко переключается обратно— нет нет, погоди, тебе ж надо трезво спланировать, прикинуть <text:s/>возможные варианты, определить цели в этот критический поворотный момент своей... </text:p>
      <text:p text:style-name="P76">Йа<text:span text:style-name="T1">—</text:span><text:span text:style-name="T9">та-та</text:span>, <text:span text:style-name="T91">ИСКА-АТЬ ИГОЛКУ В СТО—</text:span></text:p>
      <text:p text:style-name="P77">Нетнетнетнет <text:span text:style-name="T92">брось, Джексон, перестань дурить, надо </text:span><text:span text:style-name="T23">сосредоточиться</text:span><text:span text:style-name="T92">…. Теперь про S-Gerät—Окей, если получится найти S-Gerät и как Джамф вписывается во всё это, если смогу узнать, да да теперь Imipolex… <text:s/></text:span></text:p>
      <text:p text:style-name="P76"/>
      <text:p text:style-name="P148">—<text:span text:style-name="T93">в поисках (хм-м) полного шафраном погребка…</text:span></text:p>
      <text:p text:style-name="P18"/>
      <text:p text:style-name="P78"><text:soft-page-break/>О…</text:p>
      <text:p text:style-name="P81">И в этот примерно момент, <text:span text:style-name="T94">словно просто кто-то очень захотел и заставил появиться, возникает один-единственный укол иглой в небе: первая звезда. </text:span></text:p>
      <text:p text:style-name="P82">Пусть я успею предупредить их вовремя.</text:p>
      <text:p text:style-name="P83">Они переняли Слотропа между деревьев, <text:span text:style-name="T95">тощие, бородатые, чёрные—они 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заняты с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text:span></text:p>
      <text:p text:style-name="P84">Енцина тут нет, но <text:span text:style-name="T96">есть Андреас Орукамбе, нервный как туго натянутый провод, во флотском свитере и армейских штанах. Он помнит Слотропа: «</text:span><text:span text:style-name="T24">Was ist los?</text:span><text:span text:style-name="T96">»</text:span></text:p>
      <text:p text:style-name="P85">Слотроп сообщает: «Собираются напасть в полночь. Не знаю сколько будет, <text:span text:style-name="T97">но может вам лучше <text:s/>уйти».</text:span></text:p>
      <text:p text:style-name="P19">– <text:span text:style-name="T97">Может,</text:span>– <text:span text:style-name="T97">улыбается Андреас,</text:span>– <text:span text:style-name="T97">Ты ел?</text:span></text:p>
      <text:p text:style-name="P86">Спор, уйти или остаться, продолжается за ужином. <text:span text:style-name="T98">Это расходится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text:span></text:p>
      <text:p text:style-name="P20">– <text:span text:style-name="T99">Мы должны идти куда идём,</text:span>– <text:span text:style-name="T99">Андреас поясняет ему позже,</text:span>– <text:span text:style-name="T99">куда Мукуру хочет, чтоб мы шли.</text:span></text:p>
      <text:p text:style-name="P21">– <text:span text:style-name="T100">О. О, я думал вы тут что-то ищете, как и все другие. Как насчёт 00000?</text:span></text:p>
      <text:p text:style-name="P22">– <text:span text:style-name="T101">Всё в руках Мукуру. Он прячет это там, где хочет, чтоб мы искали.</text:span></text:p>
      <text:p text:style-name="P23">– <text:span text:style-name="T102">Слушай, у меня ест наводка по тому S-Gerät.</text:span>– <text:span text:style-name="T102">Он пересказывает историю Греты Эрдман</text:span>—<text:span text:style-name="T103">Хит, нефтеперегонный завод, имя Блисеро</text:span>—</text:p>
      <text:p text:style-name="P87"><text:span text:style-name="T9">Это</text:span> <text:span text:style-name="T113">дзинькнуло</text:span> знакомым звоночком. Грянуло гонгом, фактически. <text:span text:style-name="T104">Все переглядываются. «Так»,– Андреас весьма осторожно,– «это имя того Немца, <text:s/>командира батареи применившей S-Gerät?</text:span></text:p>
      <text:p text:style-name="P24">– <text:span text:style-name="T105">Я не знаю </text:span><text:span text:style-name="T25">применили</text:span><text:span text:style-name="T105"> ли они его. Блисеро отвёз женщину на завод, где его либо собирали, либо изготовили какую-то часть его, из пластика, что называется Imipolex G.</text:span></text:p>
      <text:p text:style-name="P25">– <text:span text:style-name="T106">И она не сказала где именно.</text:span></text:p>
      <text:p text:style-name="P25">– <text:span text:style-name="T107">Только <text:s/>«это был Хит». Попробуйте найти её мужа. Миклош Танац. Он, возможно, видел сам запуск, если это было. Там происходило что-то необычное, но я так и не узнал что.</text:span></text:p>
      <text:p text:style-name="P26">– <text:span text:style-name="T108">Спасибо.</text:span></text:p>
      <text:p text:style-name="P27">– <text:span text:style-name="T108">Не за что. Можете мне кое-что сказать теперь.</text:span>– <text:span text:style-name="T109">Он вытаскивает найденную им мандалу.</text:span>– <text:span text:style-name="T109">Что это значит?</text:span></text:p>
      <text:p text:style-name="P88">Андреас кладёт её на землю, проворачивает, пока К смотрит на северо-восток. «Klar»,<text:span text:style-name="T1">–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text:s/>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span></text:p>
      <text:p text:style-name="P89">Четыре стабилизатора <text:span text:style-name="T110">Ракеты представляли крест, ещё одна мандала. Номер первый указывал направление куда полетит. Второй для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text:s/>мы могли чувствовать что она говорит с нами, пусть даже мы не поднимали её в позицию, чтобы поклоняться стабилизаторам. Но это ожидало нас, когда мы приехали на север, вГерманию, очень давно… даже в растерянности, оторванные от корней, какими мы тогда были, мы </text:span><text:span text:style-name="T26">знали</text:span><text:span text:style-name="T110">, </text:span><text:soft-page-break/><text:span text:style-name="T110">что наша судьба связана с её собственной. Что нас переместила армия Троты для того, чтобы мы нашли Агрегат. </text:span></text:p>
      <text:p text:style-name="P101">Слотроп отдаёт ему мандалу. Надеется, чт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text:p>
      <text:p text:style-name="P101"><draw:frame draw:style-name="fr1" draw:name="Image1" text:anchor-type="paragraph" svg:width="6.9252in" svg:height="0.3661in" draw:z-index="0"><draw:image xlink:href="Pictures/1000000000000B720000009B428C9716555D8079.png" xlink:type="simple" xlink:show="embed" xlink:actuate="onLoad" loext:mime-type="image/png"/></draw:frame><text:s text:c="2"/></text:p>
      <text:p text:style-name="P85"><text:span text:style-name="T9">Schwarzkommando</text:span> <text:span text:style-name="T111">захватили Ахтфадена, но Чичерину достался Нэриш. Тот обошёлся ему в Дер Шпрингера и трёх военнослужащих в палате госпиталя с укусами. У одного прокушена артерия. <text:s/>Нэриш пытался прорваться в стиле Оди Мёрфи. Обмен коня на слона—Нэриш в состоянии наркотического гипноза орал про Святой Круг и Крест Ракетостабилизаторов. Но чёрным неизвестно то, что ещё знал Нэриш:</text:span></text:p>
      <text:p text:style-name="P90">(а) с земли имелась радиосвязь с S-Gerät, <text:span text:style-name="T112">но лишь в таком направлении,</text:span></text:p>
      <text:p text:style-name="P91">(б) имелась проблема между сервоприводом и дополнительной линий кислорода проложенной понапраавлению к корме от основного бака,</text:p>
      <text:p text:style-name="P92">(в) Вайсман не только координировал проект S-Gerät в Нордхаузене, но ещё и командовал батареей запустившей Ракету 00000.</text:p>
      <text:p text:style-name="P93">Тотальный шпионаж. <text:span text:style-name="T114">Кусочек за кусочкам эта мозаика растёт. Чичерин, без сейфа, носит её в своём мозгу. Каждый кусок и осколочекк вписывается. Куда более ценная чем мозаика Равенны, иногда предстаёт на фоне это неба крахмального цвета….</text:span></text:p>
      <text:p text:style-name="P94">Радиосвязь + кислород = форсажная камера некоего рода. <text:span text:style-name="T115">Однако Нэриш говорил таке об асимметрии, какой-то груз возле третьей лопасти стабилизатора, что усложняло контроль качки и рысканья почти до невозможности. </text:span></text:p>
      <text:p text:style-name="P95">Но разве та форсажная камера не добавит асимметричного сгорания, и не будет ли нагрев больше, чем конструк<text:span text:style-name="T116">ц</text:span>ия способна выдержать? <text:span text:style-name="T117">Чёрт, почему он не захватил хоть </text:span><text:span text:style-name="T27">какого-нибудь </text:span><text:span text:style-name="T117"><text:s/>специалиста движущей системы? Или Американцы их всех собрали?</text:span></text:p>
      <text:p text:style-name="P96">Майор Марви, охотничий нож в зубах и два автомата Томсона упёрты в бёдра, <text:span text:style-name="T118">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text:s/>Но едва любой из инженеров двигательного отдела по S-Gerät показался бы в Гармише, Марви дал бы ему знать. Так оно делается. Западная разведка, Русские пальцы на спусковом крючке.</text:span></text:p>
      <text:p text:style-name="P97">О, он <text:span text:style-name="T9">нюхом чует</text:span> Енцина… <text:span text:style-name="T119">даже сейчас чёрный может смотреть на него из ночи. Чичерин закуривает сигарету, зелёносинелавандовый огонь оседает в жёлтый… он держит пламя дольше чем нужно, думает </text:span><text:span text:style-name="T28">пусть он. Он не станет. Я бы нет. Ну… может и да</text:span><text:span text:style-name="T119">….</text:span></text:p>
      <text:p text:style-name="P98">Но в эту ночь стало на квантовый скачок ближе. <text:span text:style-name="T120">Они точно встретятся. Это случится из-за S-Gerät, неважно реален тот или вымышлен, неважно работает ли или разбит, они встретятся лицом к лицу. </text:span><text:span text:style-name="T29">Тогда уж</text:span><text:span text:style-name="T120">…</text:span></text:p>
      <text:p text:style-name="P99">А тем временем, что за таинственный <text:span text:style-name="T121">агент с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на этот раз уже Центральной Азией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их моряков, выправишь своему отцу визы в далёкую Лемурию, на солнечные курорты Саргасова моря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чеков для путешествия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text:s/>отеля </text:span><text:soft-page-break/><text:span text:style-name="T121">в Барселоне </text:span><text:span text:style-name="T30">si me quieres escribir </text:span><text:span text:style-name="T122">ты уже знаешь, где я остановлюсь… холод в кончике твоего пальца счищающего кожуру, неизлечимо нагрянувший холод….</text:span></text:p>
      <text:p text:style-name="P28">– <text:span text:style-name="T123">Послушай,</text:span>– <text:span text:style-name="T123">Марви уже на поддаче и разозлён,</text:span>– <text:span text:style-name="T123">када мы даберёмся до тех х’сосов?</text:span></text:p>
      <text:p text:style-name="P29">– <text:span text:style-name="T124">Никуда не денутся, можешь не сомневаться.</text:span></text:p>
      <text:p text:style-name="P30">– <text:span text:style-name="T125">Ты ба знал ка </text:span><text:span text:style-name="T31">на мня</text:span><text:span text:style-name="T125"> давют с Парижа! Со штаба! Фантастика! Тама навирху есь люди шо им ба покончать тех <text:s/>х’сосов прям </text:span><text:span text:style-name="T31">щас</text:span><text:span text:style-name="T125">. А то ж нажмут кнопку и не видать мне Мексиканских шлюх скоко </text:span><text:span text:style-name="T31">живу</text:span><text:span text:style-name="T125">. Типерь сичёш чё те черномазики удумали, хто-та должон становить их покуда не трахнули, блядь</text:span>—</text:p>
      <text:p text:style-name="P31">– <text:span text:style-name="T126">Этот человек из разведки, что ты видел</text:span>—<text:span text:style-name="T127">политика наших правительств легко может овпадать</text:span>—</text:p>
      <text:p text:style-name="P31">– <text:span text:style-name="T127">Те в спину не дышит Дженерал Электрик. <text:s/>Дилон… Рид… Стандарт Ойл… блядь….</text:span></text:p>
      <text:p text:style-name="P32">– <text:span text:style-name="T128">Так это так и надо, парни,</text:span>– <text:span text:style-name="T128">вмешивается Чортов Чиклиц.</text:span>– <text:span text:style-name="T129">Тут </text:span><text:span text:style-name="T32"><text:tab/></text:span><text:span text:style-name="T129"> бизнесмены, чтоб правильно вести дела, вместо того, чтоб всем заправляло правительство. Твоя левая рука не знает что </text:span><text:span text:style-name="T32">правая</text:span><text:span text:style-name="T129"> твоя </text:span><text:span text:style-name="T32">делает</text:span><text:span text:style-name="T129">! Вам </text:span><text:span text:style-name="T32">понятно</text:span><text:span text:style-name="T129">?</text:span></text:p>
      <text:p text:style-name="P100">Что <text:s/>за дела <text:span text:style-name="T130">тут</text:span>? Политический диспут? <text:span text:style-name="T131">Мало унижения, что упущены </text:span><text:span text:style-name="T33">Schwarzkommando</text:span><text:span text:style-name="T131">, нет, ещё не всё, не думай, что легко отделаешься….</text:span></text:p>
      <text:p text:style-name="P33">– <text:span text:style-name="T131">А и как насчёт Герберта Гувера?</text:span>– <text:span text:style-name="T132">Чиклиц вскрикивает.</text:span>– <text:span text:style-name="T133">Он пришёл и </text:span><text:span text:style-name="T34">накормил</text:span><text:span text:style-name="T133"> ваш народ, когда вы голодали. Тут </text:span><text:span text:style-name="T34">любят</text:span><text:span text:style-name="T133"> Гувера</text:span>—</text:p>
      <text:p text:style-name="P34">– <text:span text:style-name="T134">Да— Чичерин его прерывает,</text:span>– <text:span text:style-name="T135">что Дженерал Электрик тут делает, кстати?</text:span></text:p>
      <text:p text:style-name="P102">Дружеский подмиг от майора Марви: «<text:span text:style-name="T136">Мистер Своп был неразлей-вада <text:s/>со <text:s/>старым Рузвельтом, паимаиш? Тада Своп был у нё в Мазгавом Тресте. Евреи пачти все, но Своп окей. Вобщем, у ДжЭл тут связи с Сименс, они работали над управленем V-2, помнишь—</text:span></text:p>
      <text:p text:style-name="P35">– <text:span text:style-name="T137">Своп Еврей,</text:span>– <text:span text:style-name="T137">грит Чиклиц.</text:span></text:p>
      <text:p text:style-name="P36">– <text:span text:style-name="T138">Неа</text:span>—<text:span text:style-name="T138">Чортов, сам низнаиш чё гриш.</text:span></text:p>
      <text:p text:style-name="P37">– <text:span text:style-name="T139">Я те грю</text:span>— <text:span text:style-name="T139">Они впадают в препирательство соковыжималок про этническую принадлежность экс-Председателя ДжЭл, полное яда и вялой ненависти. Чичерин прислушивается только одним ухом. На него наползает случай головокружения.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text:span></text:p>
      <text:p text:style-name="P103">Марви спрашивать без толку. Он уже слишком пьян, чтобы держаться какой-либо одной теме. «<text:span text:style-name="T140">А знаш, я мало чё разбрался када сюда прибыл. Блиадь, я ж думал I.G. Farben то каво-то имя, знаш, шо то кент—алё, это <text:s/>I.G. Farben? Нет, этта его жена, </text:span><text:span text:style-name="T35">мизус</text:span><text:span text:style-name="T140"> <text:s/>Farben! Йааах-ха-ха-ха!»</text:span></text:p>
      <text:p text:style-name="P104">Чортов Чиклиц переключился на свою обычную хохму с Элеонор Рузвельт: «<text:span text:style-name="T141">На дниах я и мой сын Идиот—то есть, Элиот—пекли пирожные. Пирожные, послать нашим ребятам за океан. Когда ребята получат пирожные от нас, они испекут пирожные и пошлют домой, нам. Таким способом </text:span><text:span text:style-name="T36">каждому</text:span><text:span text:style-name="T141"> достаётся пирожное!»</text:span></text:p>
      <text:p text:style-name="P105">О, Вимпе! <text:span text:style-name="T142">Старый</text:span> V-<text:span text:style-name="T142">трудяга, не ты ли это сказал? </text:span><text:s/><text:span text:style-name="T143">Что твоя <text:s/>IG станет</text:span><text:span text:style-name="T37"> истинной моделью держав?</text:span></text:p>
      <text:p text:style-name="P106">Так оно доходит Чичерину тут на поляне, <text:span text:style-name="T144">с этими двумя дураками по бок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всё говорит так явно о масштабах разгрома, оперативной смерти. <text:s text:c="2"/></text:span></text:p>
      <text:p text:style-name="P38">– <text:span text:style-name="T145">И, между прочим.</text:span>– <text:span text:style-name="T146">Смахивает будто очень большой белый Палец к нему обращается. Его Ноготь великолепно отманикюрен: разворачиваясь к нему, он медленно <text:s/>демонстрирует Отпечаток Пальца, который вполне может быть аэросъёмкой Дактилограда, города 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text:span>—</text:p>
      <text:p text:style-name="P39"><draw:frame draw:style-name="fr2" draw:name="Image2" text:anchor-type="char" svg:x="0.3898in" svg:y="0.0618in" svg:width="0.4571in" svg:height="0.2146in" draw:z-index="1"><draw:image xlink:href="Pictures/10000201000000400000001E861FAB3411EB6B02.png" xlink:type="simple" xlink:show="embed" xlink:actuate="onLoad" loext:mime-type="image/png"/></draw:frame><text:soft-page-break/><text:s/><text:span text:style-name="T38">Ракетный картель. </text:span><text:span text:style-name="T147">Структура пронизывающая каждый орган, людской и бумажный, что когда-либо касался её. Даже в России… Россия покупала от Круппа, не так ли, от Сименса, от <text:s/>IG….</text:span></text:p>
      <text:p text:style-name="P107">Имеются ли соглашения, на которые Сталин не пойдёт… <text:span text:style-name="T148">и даже </text:span><text:span text:style-name="T39">ничего не знает</text:span><text:span text:style-name="T148">?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верен. Не столько из явных улик обнаруженных им в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ну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text:span></text:p>
      <text:p text:style-name="P108">Он будет тосковать о Свете, а о Пальце нет. <text:span text:style-name="T149">Печально, весьма печально, похоже все до одного в деле. Каждый крохобор тут работает на <text:s/>IG Raketen. Все кроме него и Енцина. Его брата, Енцина. Не диво, что Они охотятся на </text:span><text:span text:style-name="T40">Schwarzkommando</text:span><text:span text:style-name="T149">… и….</text:span></text:p>
      <text:p text:style-name="P109">И когда Они узнают, что я не тот, за кого они меня принимают… <text:span text:style-name="T150">и с чего это Марви так на меня сейчас смотрит, <text:s/>глаза выпучил… о, не паникуй, не давай пищи его безумию, он просто по эту сторону от… от….</text:span></text:p>
      <text:p text:style-name="P109"><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10">В Каксэвен, лето замедляясь, дрейфует в Каксэвен. <text:span text:style-name="T151">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туманным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для него,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text:s/>Они блюдут форму, они устойчивы, как памятники Анализа. Триста лет тому назад математики учились раскладывать взлёт и падение пушечного ядра на ступени дальности и высоты, </text:span><text:span text:style-name="T152">Δ</text:span><text:span text:style-name="T153">х и </text:span><text:span text:style-name="T152">Δ</text:span><text:span text:style-name="T153">у, сводя их ко всё более и более мелким, </text:span><text:span text:style-name="T154">приближая к нулю, </text:span><text:span text:style-name="T155">пока</text:span><text:span text:style-name="T154"> армии вечно уменьшающихся карликов </text:span><text:span text:style-name="T155">неслись галопом вверх по этим ступеням и снова вниз, </text:span><text:span text:style-name="T156">перестук их крохотных ног </text:span><text:span text:style-name="T157">становился всё тоньше, </text:span><text:span text:style-name="T158">сглаживаясь в ровный звук. </text:span><text:span text:style-name="T159">Это аналитическое наследие </text:span><text:span text:style-name="T160">передавалось неизменным</text:span><text:span text:style-name="T161">—</text:span><text:span text:style-name="T162">оно позволило технарям в Пенемюнде просматривать </text:span><text:span text:style-name="T163">плёнки Аскания </text:span><text:span text:style-name="T164">о</text:span><text:span text:style-name="T163"> полёт</text:span><text:span text:style-name="T164">е</text:span><text:span text:style-name="T163"> Ракет</text:span><text:span text:style-name="T164">ы</text:span><text:span text:style-name="T163">, <text:s/></text:span><text:span text:style-name="T164">кадр за кадром, </text:span><text:span text:style-name="T152"><text:s/>Δ</text:span><text:span text:style-name="T153">х и </text:span><text:span text:style-name="T152">Δ</text:span><text:span text:style-name="T153">у, </text:span><text:span text:style-name="T165">оставаясь сами вне полёта… </text:span><text:span text:style-name="T166">плёнка и исчисление, две порнографии полёта. </text:span><text:span text:style-name="T167">Напоминания о импотен</text:span><text:span text:style-name="T168">ции</text:span><text:span text:style-name="T167"> и </text:span><text:span text:style-name="T168">абстрагировании, </text:span><text:span text:style-name="T169">каменные очертания Treppengiebel, целые и разбитые, </text:span><text:span text:style-name="T170">возникают теперь над зелёными равнинами, </text:span><text:span text:style-name="T171">и держатся какое-то время, и уходят: </text:span><text:span text:style-name="T172">в тни их дети с волосами как сено играют в </text:span><text:span text:style-name="T173">Himmel</text:span><text:span text:style-name="T172"> и </text:span><text:span text:style-name="T173">Hölle</text:span><text:span text:style-name="T172">, </text:span><text:span text:style-name="T174">прыгая на деревенские мостовые с неба в ад </text:span><text:span text:style-name="T175">и в небо постепенно, по ступеням, </text:span><text:span text:style-name="T176">порою</text:span><text:span text:style-name="T175"> позволяя </text:span><text:span text:style-name="T176">и </text:span><text:span text:style-name="T175">Слотропу поп</text:span><text:span text:style-name="T176">ытаться</text:span><text:span text:style-name="T175">, </text:span><text:span text:style-name="T176">иногда исчезая в тёмные проулки, где дома постарше, многооконные и горестные, </text:span><text:span text:style-name="T177">склоняются вечно к соседним через улочку, </text:span><text:span text:style-name="T178">почти соприкасаясь над головой, </text:span><text:span text:style-name="T179">только узкая полынья молочного неба между ними</text:span><text:span text:style-name="T168">. </text:span></text:p>
      <text:p text:style-name="P111">С наступлением темноты дети бродят по улицам <text:span text:style-name="T183">с круглыми бумажными фонариками в руках, распевают </text:span><text:span text:style-name="T41">Laterne, Laterne, Sonne, Mond und Sterne…</text:span><text:span text:style-name="T183"> сферы в деревенских сумерках, бледные </text:span><text:soft-page-break/><text:span text:style-name="T183">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вторгшихся Викингов, появившись вдруг из удара молнии и загнав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span></text:p>
      <text:p text:style-name="P113">В текущем году, однако, празднование в опасности. <text:span text:style-name="T184">Шрауб, сапожник который исполнял роль Плечацунга в предыдущие 30 лет, был призван прошлой зимой в Volksgrenadier и больше не вернулся. Теперь белые фонарики грудились вокруг Тайрона Слотропа, подпрыгивая в темноте. Маленькие пальчики тычут его живот.</text:span></text:p>
      <text:p text:style-name="P40">– <text:span text:style-name="T185">Ты самый толстый толстяк в мире.</text:span></text:p>
      <text:p text:style-name="P40">– <text:span text:style-name="T186">Он толще любого в деревне.</text:span></text:p>
      <text:p text:style-name="P41">– <text:span text:style-name="T187">Ты же будешь? Будешь?</text:span></text:p>
      <text:p text:style-name="P43">– <text:span text:style-name="T187">Ну, не </text:span><text:span text:style-name="T42">такой уж </text:span><text:span text:style-name="T187">я и толстый... </text:span></text:p>
      <text:p text:style-name="P43">– <text:span text:style-name="T188">Вот я же тебе говорил, что кто-то подвернётся.</text:span></text:p>
      <text:p text:style-name="P42">– ...<text:span text:style-name="T189">погодите-ка, буду я что?</text:span></text:p>
      <text:p text:style-name="P46">– Будешь Плечацунга завтра.</text:p>
      <text:p text:style-name="P46">– Пожалуйста.</text:p>
      <text:p text:style-name="P114">При его мягкотелости в этот период, Слотроп поддаётся. <text:span text:style-name="T190">Его вытаскивают из травяной постели в центр, в городское правление. В подвале костюмы и бутафория для </text:span><text:span text:style-name="T43">Schweinheldfest</text:span><text:span text:style-name="T190">—щиты, копья, рогатые шлемы, мохнатые звериные шкуры, деревянные молоты Тора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text:span></text:p>
      <text:p text:style-name="P115">Толпа на следующее утро невелика и благодушна: <text:span text:style-name="T191">старики и дети, да несколько молчаливых ветеранов. Захватчики Викинги все малолетки, шлемы спадают им на глаза, накидки волочатся по земле, щиты такого же роста как они, а вооружение в два раза выше. Образы великана Плечацунга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text:span text:style-name="T44">Haferschleim </text:span><text:span text:style-name="T192">не не означает чего-то ещё, из толокна.</text:span></text:p>
      <text:p text:style-name="P44">– <text:s/><text:span text:style-name="T44">Haferschleim, </text:span><text:span text:style-name="T192">Фриц?</text:span>– <text:span text:style-name="T193">Он хряпнул ещё, жалея, что спросил.</text:span></text:p>
      <text:p text:style-name="P112"><text:span text:style-name="T1">– <text:s/></text:span><text:span text:style-name="T44">Haferschleim, <text:s/>ja.</text:span><text:span text:style-name="T1"> </text:span></text:p>
      <text:p text:style-name="P45">– <text:s/><text:span text:style-name="T194">Ну, <text:s/></text:span><text:span text:style-name="T44">Haferschleim </text:span><text:span text:style-name="T194">лучше, чем ничего, хо, хо…</text:span><text:span text:style-name="T44"> </text:span>– <text:span text:style-name="T194">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text:s/>не дотягивает до присущей ему чёткости. В этот момент Фриц зажигает спичку, и разверзаются врата ада, ракеты, Римские свечи, вертушки-трахалки и</text:span>—<text:span text:style-name="T195">ПЛЕЕЧЧА-ЦУНГГА! Громадный заряд чёрного пороха выбрасывает его на открытое место с опалённым задом и распрямившейся колом завитушкой хвоста. «О, да, всё так, агаа...»</text:span>– <text:span text:style-name="T196">Вихляясь, с широчайшей ухмылкой, Слотроп выкрикивает свои слова: «Я гнев Донара</text:span>—<text:span text:style-name="T196">и сегодня вы будете мне наковальней!»</text:span>– <text:span text:style-name="T197">Прочь все они бросились хорошей орущей погоней по </text:span><text:soft-page-break/><text:span text:style-name="T197">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 </text:span><text:span text:style-name="T45">Kartoffelpuffer</text:span><text:span text:style-name="T197"> <text:s/>снимаются капая жаром из жира в чёрных сковородах на костерках торфа. Девушки начинают поглаживать рыло Слотропу и бархатные бока. Город спасён ещё на один год.</text:span></text:p>
      <text:p text:style-name="P116">Мирный, пьяный день, <text:span text:style-name="T198">полный музыки, запаха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внутри своего свинского костюма. Вдоль всей линии берега, сине-серые леса дышат и мерцают. Белые паруса тянутся в море. </text:span></text:p>
      <text:p text:style-name="P117">Слотрп возвращается из коричневой задней комнаты трубочного-дыма-и-капусты маленького кафе <text:span text:style-name="T199">и около часа игры молот-в-кузнице—мечта любого парня—с <text:s/>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слишком много хочет, встряхнуть себя до протрезвления.</text:span></text:p>
      <text:p text:style-name="P118">Эти появляющиеся в толпе водоворотики обычн<text:span text:style-name="T200">ый признак</text:span> чёрн<text:span text:style-name="T200">ого</text:span> рын<text:span text:style-name="T200">ка</text:span>. <text:span text:style-name="T201">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никогда не ощущал такого страха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text:span text:style-name="T46">Bohnenkaffee</text:span><text:span text:style-name="T201">,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под вперемешку с обвислыми, засаленными и беззвучными Рейхсмарками. Малыши играют у ног пока взрослые торгуются на Польском, Русском, северо-Балтийском, Нижненемецком. Несколько в стиле ПиэЛов тут,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text:span text:style-name="T46">Gemütlichkeit</text:span><text:span text:style-name="T201"> этого дня таили их?</text:span></text:p>
      <text:p text:style-name="P119">Материализуясь из их <text:s/>таинственной тиши <text:span text:style-name="T202">их ведомства, полицаи показываются теперь, два чёрно-белых автобуса полные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text:span></text:p>
      <text:p text:style-name="P120">Чему удивляться. Полицаи подавляют эти трансакции <text:span text:style-name="T203">в точности как должно быть разгоняли анти-Нацистские выступления до Войны, валят с этими своими, хмм </text:span><text:span text:style-name="T47">ja</text:span><text:span text:style-name="T203">,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сего. Но теперь, стоит задача защиты Белого Рынка, тут опять целые улицы полные тел жаждущих этого </text:span><text:span text:style-name="T47">erste Abreibung</text:span><text:span text:style-name="T203">, и можешь биться об заклад, лягаши от счастья себя не помнят.</text:span></text:p>
      <text:p text:style-name="P121">Скоро к ним подтягивается Российское подкрепление, три грузовика <text:span text:style-name="T204">молодых Азиатов в гимнастёрках, которые похоже вообще не знают где это они, просто привезли откуда-то где </text:span><text:soft-page-break/><text:span text:style-name="T204">очень холодно и очень далеко к востоку.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text:span><text:span text:style-name="T48">настоящее</text:span><text:span text:style-name="T204"> вторжение иноземцев? Крохотная девчушка уцепилась за его ногу, выкликая имя </text:span><text:span text:style-name="T48">Schweinheld’а</text:span><text:span text:style-name="T204"> уверенным голос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span></text:p>
      <text:p text:style-name="P122">Из улицы в гавань. Полиция перестала бить людей и начали <text:span text:style-name="T205">подбирать добычу с мостовой, но теперь уже подступают Русские и многие из них уставились на Слотропа. К счастью, одна <text:s/>девушка из кафе показалась как раз вовремя, берёт его за руку и тащит следом.</text:span></text:p>
      <text:p text:style-name="P47">– <text:span text:style-name="T206">Есть ордер на твой арест.</text:span></text:p>
      <text:p text:style-name="P47">– <text:span text:style-name="T206">Ещё чего? Они и без бумажек работают во всю.</text:span></text:p>
      <text:p text:style-name="P48">– <text:span text:style-name="T207">Русские нашли твою форму, думают, что ты дезертир.</text:span></text:p>
      <text:p text:style-name="P48">– <text:span text:style-name="T207">Это точно.</text:span></text:p>
      <text:p text:style-name="P123">Она уводит Слотропа к себе домой: в его костюме свиньи. <text:span text:style-name="T208">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text:s/>Бог знает в скольких задних комнатах, каютах, типографиях спал он всего оду ночь, дрожа, завернувшись в старые номера </text:span><text:span text:style-name="T49">Die Welt am Montag</text:span><text:span text:style-name="T208">, зная, что везде найдёт хотя бы пристанище, как любой из Buchdrucherverband,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поддерживали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text:span text:style-name="T49">Мир в Понедельник</text:span><text:span text:style-name="T208">,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text:s/>масонские ночь за ночью… их фартучный и кухонный способ отправляться вечером или порожним днём изучать <text:s/></text:span><text:span text:style-name="T180">Δ</text:span><text:span text:style-name="T181">х</text:span><text:span text:style-name="T182">’</text:span><text:span text:style-name="T181">ы и </text:span><text:span text:style-name="T180">Δ</text:span><text:span text:style-name="T181">у</text:span><text:span text:style-name="T182">’</text:span><text:span text:style-name="T181">и</text:span><text:span text:style-name="T209"> </text:span><text:span text:style-name="T208">его бродяжного духа, в бегах—изучать как меняется он в промежутке падения ножа шторки, что могло услышаться ему в воде, бегущей как и он всегда, в утраченной тиши, позади него, уже позади.</text:span></text:p>
      <text:p text:style-name="P124">Даже теперь, лёжа рядом с чужаком переодетым свиньёй, <text:span text:style-name="T210">её отец мимолётная частица Слотропа, <text:s/>или кто там ещё лежал тут раньше, нелетучий, и слушал то же самое обещание: «Я пойду с тобой куда угодно».– Он видит их шагающими по железнодорожному мосту, сосны на длинных склонах гор вокруг, осенний свет солнца и холод, полдень, её лицо на фоне какой-то высокой </text:span><text:soft-page-break/><text:span text:style-name="T210">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глядя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они приближаются, от дома к дому, в поисках своего дезертира, и это Слотроп должен уходить, а она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й безопасности, чтобы слиться с одичалыми полями, с дождём на море, собаками, с запахами готовящейся пищи из чужих окон, с грязью дорог… слиться с этим безвозвратным летом….</text:span></text:p>
      <text:p text:style-name="P49">– <text:span text:style-name="T211">Луны нет,</text:span>– <text:span text:style-name="T211">шепчет она, глаза подрагивают, но она не отводит их.</text:span></text:p>
      <text:p text:style-name="P50">– <text:span text:style-name="T212">Каким путём лучше покинуть город?</text:span></text:p>
      <text:p text:style-name="P125">Она знает сотни таких. Его сердце, кончики пальцев, щемят от стыда.</text:p>
      <text:p text:style-name="P50">– <text:span text:style-name="T213">Я тебе покажу.</text:span></text:p>
      <text:p text:style-name="P51">– <text:span text:style-name="T213">Тебе не обязательно.</text:span></text:p>
      <text:p text:style-name="P51">– <text:span text:style-name="T213">Я так хочу.</text:span></text:p>
      <text:p text:style-name="P126">Её мать даёт Слотропу пару плюшек заныкать под <text:span text:style-name="T214">его </text:span>костюм свиньи. <text:span text:style-name="T215">Она бы нашла во что ему переодеться, но вся одежда её мужа пошла в обмен на продукты на </text:span><text:span text:style-name="T50">Tauschzentrale</text:span><text:span text:style-name="T215">. Его последняя картина её обрамлена светом её кухни, через окно, увядающая золотистая женщина, голова в кивке над плитой с единственной закипевшей кастрюлей, обои в цветах тёмно-оранжевых и красных, позади её отвернувшегося лица. </text:span></text:p>
      <text:p text:style-name="P132">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видящий Роланд под ними продолжает пялиться через площадь. Белые цветы опадают, один за другим, с образов Плечацунга. Трубы электростанции вздымаются, призрачно, бездымно, нарисованные на небе. Ветряная мельница поскрипывает за городом.</text:p>
      <text:p text:style-name="P127">Городские вотрота высоки и тощи, <text:span text:style-name="T216">со ступенями в никуда выше них. Дорога прочь поворачивает через стрельчатый проём, уходит в ночные луга.</text:span></text:p>
      <text:p text:style-name="P52">– <text:span text:style-name="T217">Я хочу уйти с тобой,</text:span>– <text:span text:style-name="T217">Но она не движется сделать шаг сквозь арку вместе с ним.</text:span></text:p>
      <text:p text:style-name="P53">– <text:span text:style-name="T217">Может я ещё вернусь.</text:span>– <text:span text:style-name="T218">Это не ложь бродяги, они оба уверены, что кто-то вернётся через год примерно в эту же пору, может быть Schweinheld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Winkelhaken довольно ловко, как набрать строку и как снять её, «Ты Майский светлячок»,</text:span>– <text:span text:style-name="T219">шепчет она, и целует его на прощание, и стоит глядя вслед, всхлипывающая неподвижная девушка в халатике и армейских ботинках возле изолированных ворот. «Спокойной ночи….»</text:span></text:p>
      <text:p text:style-name="P128">Понятливая девушка, спокойной ночи. <text:span text:style-name="T220">Что у него есть для неё кроме последнего снимка бредущей свиньи в пёстром, сливаясь со звёздами и штабелями брёвен, сгодится поставить рядом с фото обездвиженного отца её детства? Он олицетворяет побег, хотя уже не от души, но всё же разучился уже оставаться…. Спокойной ночи, там комендантский час, заходи обратно, обратно в свою комнату… спокойной ночи…. <text:s/></text:span></text:p>
      <text:p text:style-name="P129">Он держится открытой местности, спит когда <text:span text:style-name="T221">слишком</text:span> у<text:span text:style-name="T221">ставший для</text:span> ходьбы, <text:span text:style-name="T221">солома и бархат изолируют его от холода. Однажды утром просыпается в низине между стеной буков и ручьём. Солнце восходит и жутко холодно, и словно како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span></text:p>
      <text:p text:style-name="P54"><text:soft-page-break/>– <text:span text:style-name="T222">Погоди. А как тебе это?</text:span>– <text:span text:style-name="T222">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стоило бы посидеть день и ночь, вникая и отвлекаясь, слушать расходящиеся звуки воды и камней….</text:span></text:p>
      <text:p text:style-name="P130">Слотроп голоден. «Пошли. Нам надо найти завтрак».<text:span text:style-name="T1">– У небольшого пруда рядом</text:span> <text:span text:style-name="T223">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энергично припала к находке,eagerly, «но я не могу это есть».– Небо сверкает в спокойной поверхности воды. <text:s/>Вокруг, похоже, никого. Слотроп отходит проверить дом. Высокие белые маргаритки растут по всему двору. В окнах под нависшей стрехой наверху темно, дымок не вьётся из трубы. Но ккурпятник позади обитаемый. Он снимает толстенную белую курицу с её гнезда, запускает осторожную руку за яйцами—ПКОО она взбесилась, хочет отклюнуть его руку на хрен, подружки стремглаав сбегаются снаружи, куд-кудахтают как тысяча чертей, а тут ещё эта курица просунулась крыльями между деревянных реек загородки, так что не может влезть обратно, но слишком толстая от подмышек крыльев вниз, чтоб протиснуться наружу до конца. Так что, там она зависла, хлопает крыльями и орёт, пока Слотроп ухватил три яйца и пытается продеть крылья обратно к ней. Занятие, что и мозги свихнуться, особенно когда стараешься ровнее дерать те яйца. Петух нарисовался на пороге, кричит </text:span><text:span text:style-name="T51">Achtung, Achtung</text:span><text:span text:style-name="T223">, дисиплина в его гареме рухнула к чертям собачьим, оглушительное белое перекати-поле из кур куролесит по всему курятнику, и кровь течёт из Слотропа в шести местах.</text:span></text:p>
      <text:p text:style-name="P131">Потом он слышит лай собаки<text:span text:style-name="T1">—пора завязывать с этой курицей—выскакивает наружу видит даму в её прикиде вспомогательных сил Вермахта метров с 30 целится из ружья и пёс несётся с рычанием, клыки наружу, примеряется к горлу Слотропа. Он заскакивает за курятник как раз когда из дула шарахает с добрым утром. А тут появилась свинья и отогнала собаку. Они 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text:span></text:p>
      <text:p text:style-name="P152">Пройдя около мили, они останавливаются на привал для завтрака Слотропа. «Отличное шоу»,– ласково похлопывает свинью. Она присаживается, затаив дыхание смотрит безотрывно как он ест сырые яца и выкуривает половину сигареты. Потом они снова движутся в путь.</text:p>
      <text:p text:style-name="P133">Вскоре они стали завора<text:span text:style-name="T224">ч</text:span>ивать к морю. <text:span text:style-name="T224">Свинье, похоже, охота знать куда она идёт. Очень далеко над другой дорогой, висит громадная туча пыли, может быть Русская колонна на лошадях. Подрастающие аисты испытывают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text:span></text:p>
      <text:p text:style-name="P133"/>
      <text:p text:style-name="P149">Свинья весёлый попутчик,</text:p>
      <text:p text:style-name="P149">Кабан, свиноматка, подсвинок,</text:p>
      <text:p text:style-name="P150">Свинья это друг, кто поддержит всегда</text:p>
      <text:p text:style-name="P150">Хоть <text:span text:style-name="T226">и </text:span>горы <text:span text:style-name="T226">бы </text:span>на бок <text:span text:style-name="T226">свалились</text:span></text:p>
      <text:p text:style-name="P150">Когда тебя облапошили, <text:span text:style-name="T226">и на тебя ополчились,</text:span></text:p>
      <text:p text:style-name="P150">Когда весь свет против тебя</text:p>
      <text:p text:style-name="P151">И беспросветно всё вокруг,</text:p>
      <text:p text:style-name="P151">Свинья <text:span text:style-name="T225">тебя</text:span> не подведёт, </text:p>
      <text:p text:style-name="P151">Свинья самый верный друг!</text:p>
      <text:p text:style-name="P45"/>
      <text:p text:style-name="P134"><text:soft-page-break/>С наступлением ночи они зашли в полосу леса. <text:span text:style-name="T227">Туман ползёт в низины. Заблудившаяся недоен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text:s/>льдисто-холодное поле пламенеющих крон над их головами всё ночь. Слотроп часто просыпается, видит, что улёгшаяся на хвое свинья присматривает за ним. Не то, чтобы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те ли, хех-хе, ничего 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span></text:p>
      <text:p text:style-name="P135">На следующий день, около полудня, они заходят в медленно увядающий город, <text:span text:style-name="T228">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ЦВЁЛЬФКИНДЕР. Громадное колесо обозрения, доминирующая примета на много миль вокруг города, малость перекосилось, угрюмая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text:s/>и из лишённых дверей домой и залов.</text:span></text:p>
      <text:p text:style-name="P55">– <text:span text:style-name="T229">Фрида,</text:span>– <text:span text:style-name="T229">зовёт голос из синей тени позади стены. Хрюкая, ухмыляясь, свинья полнится гордостью</text:span>—<text:span text:style-name="T230">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text:span>– <text:span text:style-name="T231">Я Пёклер. Спасибо, что привели её домой.</text:span></text:p>
      <text:p text:style-name="P55">– <text:span text:style-name="T231">Нет, нет</text:span>—<text:span text:style-name="T231">она меня привела</text:span></text:p>
      <text:p text:style-name="P55">– <text:span text:style-name="T231">Да.</text:span></text:p>
      <text:p text:style-name="P136">Пёклер живёт в подвале городского совета. <text:span text:style-name="T232">У него есть кофе закипающий на горящем в плите плавняке.</text:span></text:p>
      <text:p text:style-name="P56">– <text:span text:style-name="T233">Вы играете в шахматы? </text:span></text:p>
      <text:p text:style-name="P137">Фрида лезет со своими подсказками. <text:span text:style-name="T234">Слотроп больше опирается на суеверие, чем на стратегию, всё внимание на защиту своих коней, Шпрингера и Шпрингера—готов пожертвовать остальным чем угодно, думает на ход или два вперёд, если вообще думает, попеременно то впадает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text:span text:style-name="T52">Пёклер</text:span><text:span text:style-name="T234">?</text:span></text:p>
      <text:p text:style-name="P138">Вжик мужик выхватывает Люгер величиной с дом<text:span text:style-name="T1">—</text:span>шустрый однако<text:span text:style-name="T1">—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состоится свадьба под ружейным дулом, дулом Люгера в данном случае, фраза «в горе и в радости, в здоровье и болезни» заскакивает к нему в <text:s/>мозг прежде, чем Пёклер </text:span><text:span text:style-name="T53">на самом деле</text:span><text:span text:style-name="T1"> произносит: «Вам лучше уйти. Пара лишних движений и я вас уберу в любом случае».</text:span></text:p>
      <text:p text:style-name="P57">– <text:span text:style-name="T235">Позвольте хотя бы расскажу свою историю,</text:span>– <text:span text:style-name="T236">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text:span>—<text:span text:style-name="T237">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text:span></text:p>
      <text:p text:style-name="P58"><text:soft-page-break/>– Schwarzgerät,– <text:span text:style-name="T238">покачивает Пёклер головой,</text:span>– <text:span text:style-name="T239">я не знаю что это такое. Никогда не интересовался. Это действительно что вам нужно?</text:span></text:p>
      <text:p text:style-name="P139">Слотроп призадумывается. На их чашки с кофе падает свет солнца в окне <text:span text:style-name="T240">и отскакивает вверх в потолок, покачивающимися эллипсами синевы. «Не знаю. Кроме той типа личной связи с</text:span><text:span text:style-name="T241"> </text:span><text:span text:style-name="T240">Imipolex G. . . .»</text:span></text:p>
      <text:p text:style-name="P59">– <text:span text:style-name="T242">Это ароматический полиимид,</text:span>– <text:span text:style-name="T242">Пёклер прячет пистолет обратно под свою рубашку.</text:span></text:p>
      <text:p text:style-name="P59">– <text:span text:style-name="T242">Раскажите мне о нём,</text:span>– <text:span text:style-name="T242">грит Слотроп.</text:span></text:p>
      <text:p text:style-name="P140">Ну, но не раньше, чем он рассказал что-то про Ильзе <text:s/><text:span text:style-name="T243">и её </text:span>летние возвраты, <text:span text:style-name="T244">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скачивал фатальный заряд спермы внутрь—разве могут они быть не одним и тем же ребёнком?</text:span></text:p>
      <text:p text:style-name="P141">Она всё ещё с тобой, хотя всё труднее различается с течением дней, <text:span text:style-name="T245">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nать частью твоих самых горестных снов.</text:span></text:p>
      <text:p text:style-name="P141"><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142">Пёклер может таки кое-что рассказать про Ласло Джамфа, <text:span text:style-name="T246">но постоянно отвлекается на болтовню про фильмы, Германские кинофильмы про которые Слотроп и слыхом не слыхивал, не то чтобы видел… да тут просто тебе фанатичный киновед, и не меньше— «В День Высадки»,– признаётся он,– «когда я услышал как генерал Айзенхауэр <text:s/>по радио объявляет о вторжении в Нормандию, то вправду подумал, что это Кларк Гейбл, вы замечали когда-нибудь? Голоса </text:span><text:span text:style-name="T54">идентичные</text:span><text:span text:style-name="T246">….»</text:span></text:p>
      <text:p text:style-name="P143">В последнюю треть его жизни, на Ласло Джамфа нашл<text:span text:style-name="T247">а—так казалось тем, кто из лесу лекционных залов наблюдал как медленно гранулируют его веки, пятна и морщины растут на лике разрушая его в старческий возраст—некая враждебность, странно </text:span><text:span text:style-name="T55">личностная</text:span><text:span text:style-name="T247"> ненависть, по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text:span text:style-name="T55">податливое</text:span><text:span text:style-name="T247">, как общее пользование электронами среди атомов углерода должно было лечь в основу жизни, </text:span><text:span text:style-name="T55">его</text:span><text:span text:style-name="T247"> жизни, разило Джамфа как издёвка космических масштабов. </text:span><text:span text:style-name="T55">Общее пользование</text:span><text:span text:style-name="T247">? Насколько более прочной и вечной была </text:span><text:span text:style-name="T55">ионная</text:span><text:span text:style-name="T247"> связь—при которой электронами не делятся, но их </text:span><text:span text:style-name="T55">захватывают</text:span><text:span text:style-name="T247">. </text:span><text:span text:style-name="T55">Схвачены</text:span><text:span text:style-name="T247">! и удержаны! поляризованы плюс и минус, таковы атомы, никаких неясностей… как он начал любить эту определённость: как стабильно был оно, это минеральное упорство!</text:span></text:p>
      <text:p text:style-name="P60">– <text:span text:style-name="T248">Как бы мы не восхваляли Рассудочность,</text:span>– <text:span text:style-name="T248">говорил он классу Пёклера ещё в Т.Ш.</text:span>– <text:span text:style-name="T249">умеренность, готовность к компромиссам, тем не менее всегда остаётся лев, лев в каждом из вас. Он либо укрощён</text:span>—<text:span text:style-name="T250">слишком большими дозами математики, деталями дизайна, корпоративными ритуалами</text:span>—<text:span text:style-name="T251">либо остаётся диким, вечным хищником.</text:span></text:p>
      <text:p text:style-name="P61">– <text:span text:style-name="T252">Льву неведомы тонкости и полумеры. Он не приемлет общего пользования в основе хоть чего-нибудь! Он хватает, он держит! Он не Большевик и он не Еврей. Вам никогда не нужно опасаться относительности со стороны льва. Он хочет абсолюта. Жизнь и смерть. Победу и поражение. Не перемирий или договорённостей, но радость прыжка, рыка, крови.</text:span></text:p>
      <text:p text:style-name="P144">Если это было химией Национал-Социализма, <text:span text:style-name="T253">то вините то самое нечто-витающее-в-воздухе, тот самый </text:span><text:span text:style-name="T56">Zeitgeist</text:span><text:span text:style-name="T253">. Точно говорю, вините их. Проф.-Доктор Джамф не имел иммунитета. Не было того и у его студента Пёклера. Однако, с Инфляцией и Депрессией, у Пёклера с идеей «льва» увязалось человеческое лицо, лицо из кинофильмов </text:span><text:span text:style-name="T56">natürlich</text:span><text:span text:style-name="T253">, лицо актёра Рудольфа Кляйн-Рогге, которому Пёклер поклонялся и на кого хотел походить.</text:span></text:p>
      <text:p text:style-name="P145"><text:soft-page-break/>Кляйн-Рогге уносил аппетитных актрис на верхушки крыш, когда Кинг Конг ещё титьку сосал не имея двигательных навыков <text:span text:style-name="T254">подходящих под такое определение. Ну, одну аппетитную актрису во всяком случае, Бриггиту Хелм в </text:span><text:span text:style-name="T57">Метрополис</text:span><text:span text:style-name="T58">е</text:span><text:span text:style-name="T254">. Бесподобный фильм. В точности тот мир, о котором Пёклер и до хрена ещё кто мечтали в те дни, Корпоративный Город-Держава, где технология была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отечески благожелателен и справедлив, который носил 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text:s/>Державу, массы, самого себя, утверждая свою суть против всех ихв одном последнем ревущем прыжке с вершины крыш на улицу….</text:span></text:p>
      <text:p text:style-name="P153">Любопытная мощь. <text:span text:style-name="T255">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бы так это нравилось, похоже порой затрагивала Пёклера тоже, на его экскурсиях поглубже в </text:span><text:span text:style-name="T59">Mare Nocturnum</text:span><text:span text:style-name="T255">.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расколошматить драгоценное строение из магии и кровосмесительства скреплявшие королевства Бургундцев. Пёклер был уставшим в ту ночь, весь день рывшийся в поисках угля. Он раз за разом проваливался в сон, просыпаясь к образам, в которых полминуты не мог разобрать что к чему—ближний план лица? лес? чешуя Драона? сцена сражения? Доволь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text:span></text:p>
      <text:p text:style-name="P154">По пути домой, на трамвае и пешком, <text:span text:style-name="T256">его жена донимала Пёклера за то, что засыпал, насмехалась над его инженерской преданностью причине-и-следствию. Как мог он объяснить ей, что художественные связи были <text:s/>все там, в его снах? Как мог он объяснить ей хоть что-то?</text:span></text:p>
      <text:p text:style-name="P155">Кляйн-Рогге запомнился предле всего в роли доктора Мабузе. <text:span text:style-name="T257">Предполагалось, что проведёшь параллели с Гуго Штинесом, неутомимым устроителем видимой Инфляции, явная история: азартный игрок, финансовый гений, архигангстер… нервный </text:span><text:span text:style-name="T60">bürgerlich</text:span><text:span text:style-name="T257"> рот, щёки, неуклюжие движения, первый отпечаток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ясь к судьбе, которую, он знал, ему не избежать, немой ад стрельбы, гранат, войск окруживших его резиденцию, и собственное его безумие в конце тайного туннеля…. А кто довёл его до погибели, если не идол утренних представлений Бернард Гёцке в роли Государственного Прокурора фон Венка, Гёцке сыгравший нежную, томно бюрократическую Смерть в </text:span><text:span text:style-name="T60">Der Müde Tod</text:span><text:span text:style-name="T257">, тут тоже соответствовал форме, слишком ручной, слишком вежливый для пресытившейся Графини, которой он домагался—но Кляйн-Рогге впрыгнул, выпустив все когти, довёд её женственного мужа до самоубийства, швырнул её на свою постель, эту вялую суку—</text:span><text:span text:style-name="T60">взял её</text:span><text:span text:style-name="T257">! пока этот вежливый Гёцке сидел в своём кабинете, среди своих бумаг и сибаритов—Мабузе пытается его </text:span><text:soft-page-break/><text:span text:style-name="T257">загипнотизировать, подсыпать наркотиков, взорвать бомбой заложенной в его собственном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лишь жабрами и потрохами—некая нервная тяга к мифу, про который не мог сказать верит ли даже сам он—белого света, руин Атлантиды, признаков более истинного царства)….</text:span></text:p>
      <text:p text:style-name="P156">Изобретатель Метрополиса Ротванг, <text:span text:style-name="T258">Царь Атилла, Мабузе Игрок, Проф.-Др. Ласло Джамф, все их желания устремлялись к одному и тому же, к форме смерти, в которой будет показаны содержащиеся в ней радость и непримиримость, ничего подобного Гёцкианской буржуазной смерти, самообману, умудрённое приятие, родственники в гостиной, понимающие лица всегда понятные детям….</text:span></text:p>
      <text:p text:style-name="P157">– <text:span text:style-name="T259">У вас два выбора,</text:span>– <text:span text:style-name="T260">вскричал Джамф на последней лекции того года: на улицах витиеватые штрихи ветра, девушки в бледно-цв</text:span><text:span text:style-name="T261">е́</text:span><text:span text:style-name="T260">тных платьях, океаны пива, мужские хора напряжённо, с чувством приподнятые распевая </text:span><text:span text:style-name="T61">Semper sit in flores/</text:span><text:span text:style-name="T260"> </text:span>Semper sit in flo-ho-res… – <text:span text:style-name="T262">либо оставаться с углеродом и водородом, брать свои коробки с обедом на работу каждое утро вместе с безликим стадом</text:span> <text:span text:style-name="T263">торопящимся внутрь укрыться от солнечного света</text:span>—<text:span text:style-name="T264">или двигаться </text:span><text:span text:style-name="T62">за пределы</text:span><text:span text:style-name="T264">. Кремний, карбид бора, фосфор</text:span>—<text:span text:style-name="T265">они могут заменить углерод и могут связываться с азотом вместо водорода</text:span>—<text:span text:style-name="T267">(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text:span>—<text:span text:style-name="T266">двигаться вне жизни, в неорганику. Где нет хрупкости, нет смертности</text:span>—<text:span text:style-name="T267">тут Сила и Вечность.</text:span>– <text:span text:style-name="T267">Затем его знаменитый финал, он стёр со своей доски корявые C—H, и мелом написал громадные Si—N.</text:span></text:p>
      <text:p text:style-name="P159">Волна будущего. <text:span text:style-name="T268">Но сам Джамф, странно, </text:span><text:span text:style-name="T63">не </text:span><text:span text:style-name="T268">двинулся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догадывались Пёклер и остальные? Были ли его призывы в лекционной аудитории какой-то эксцентричной шуткой? Он остался при <text:s/>C—H и прихватил свою коробку с обедом в Америку. Пёклер потерял с ним связь после Technische Hochschule—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цм неприметным образом из всех какие только есть.</text:span></text:p>
      <text:p text:style-name="P159"><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158"><text:s/></text:p>
      <text:p text:style-name="P158"/>
      <text:p text:style-name="P145"/>
      <text:p text:style-name="P141"/>
      <text:p text:style-name="P135"/>
      <text:p text:style-name="P3"/>
      <text:p text:style-name="P1">– </text:p>
      <text:p text:style-name="P160">—</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4-06T10:24:04.513555496</dc:date>
    <meta:editing-duration>P14DT18H43M48S</meta:editing-duration>
    <meta:editing-cycles>7572</meta:editing-cycles>
    <meta:generator>LibreOffice/6.1.5.2$Linux_X86_64 LibreOffice_project/10$Build-2</meta:generator>
    <meta:document-statistic meta:table-count="0" meta:image-count="5" meta:object-count="0" meta:page-count="16" meta:paragraph-count="177" meta:word-count="8545" meta:character-count="57569" meta:non-whitespace-character-count="49098"/>
  </office:meta>
</office:document-meta>
</file>